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7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36"/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3.09033333333333cm"/>
    </style:style>
    <style:style style:name="co20" style:family="table-column">
      <style:table-column-properties fo:break-before="auto" style:column-width="4.191cm"/>
    </style:style>
    <style:style style:name="co21" style:family="table-column">
      <style:table-column-properties fo:break-before="auto" style:column-width="1.8415cm"/>
    </style:style>
    <style:style style:name="co22" style:family="table-column">
      <style:table-column-properties fo:break-before="auto" style:column-width="3.619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56116666666667cm" style:use-optimal-column-width="true"/>
    </style:style>
    <style:style style:name="co25" style:family="table-column">
      <style:table-column-properties fo:break-before="auto" style:column-width="2.58233333333333cm" style:use-optimal-column-width="true"/>
    </style:style>
    <style:style style:name="co26" style:family="table-column">
      <style:table-column-properties fo:break-before="auto" style:column-width="3.048cm" style:use-optimal-column-width="true"/>
    </style:style>
    <style:style style:name="co27" style:family="table-column">
      <style:table-column-properties fo:break-before="auto" style:column-width="2.201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string" table:style-name="ce4">
            <text:p>ITA</text:p>
          </table:table-cell>
          <table:table-cell office:value-type="float" office:value="101" table:style-name="ce4">
            <text:p>101</text:p>
          </table:table-cell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string" table:style-name="ce4">
            <text:p>ITA</text:p>
          </table:table-cell>
          <table:table-cell office:value-type="float" office:value="114" table:style-name="ce4">
            <text:p>114</text:p>
          </table:table-cell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string" table:style-name="ce4">
            <text:p>ITA</text:p>
          </table:table-cell>
          <table:table-cell office:value-type="float" office:value="128" table:style-name="ce4">
            <text:p>128</text:p>
          </table:table-cell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string" table:style-name="ce4">
            <text:p>ITA</text:p>
          </table:table-cell>
          <table:table-cell office:value-type="float" office:value="248" table:style-name="ce4">
            <text:p>248</text:p>
          </table:table-cell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string" table:style-name="ce4">
            <text:p>ITA</text:p>
          </table:table-cell>
          <table:table-cell office:value-type="float" office:value="345" table:style-name="ce4">
            <text:p>345</text:p>
          </table:table-cell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string" table:style-name="ce4">
            <text:p>ITA</text:p>
          </table:table-cell>
          <table:table-cell office:value-type="float" office:value="401" table:style-name="ce4">
            <text:p>401</text:p>
          </table:table-cell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string" table:style-name="ce4">
            <text:p>ITA</text:p>
          </table:table-cell>
          <table:table-cell office:value-type="float" office:value="639" table:style-name="ce4">
            <text:p>639</text:p>
          </table:table-cell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string" table:style-name="ce4">
            <text:p>ITA</text:p>
          </table:table-cell>
          <table:table-cell office:value-type="float" office:value="742" table:style-name="ce4">
            <text:p>742</text:p>
          </table:table-cell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string" table:style-name="ce4">
            <text:p>ITA</text:p>
          </table:table-cell>
          <table:table-cell office:value-type="float" office:value="9663" table:style-name="ce4">
            <text:p>9663</text:p>
          </table:table-cell>
          <table:table-cell office:value-type="float" office:value="1672" table:style-name="ce4">
            <text:p>1672</text:p>
          </table:table-cell>
          <table:table-cell office:value-type="float" office:value="11335" table:style-name="ce4">
            <text:p>11335</text:p>
          </table:table-cell>
          <table:table-cell office:value-type="float" office:value="9268" table:style-name="ce4">
            <text:p>9268</text:p>
          </table:table-cell>
          <table:table-cell office:value-type="float" office:value="20603" table:style-name="ce4">
            <text:p>20603</text:p>
          </table:table-cell>
          <table:table-cell office:value-type="float" office:value="2853" table:style-name="ce4">
            <text:p>2853</text:p>
          </table:table-cell>
          <table:table-cell office:value-type="float" office:value="2335" table:style-name="ce4">
            <text:p>2335</text:p>
          </table:table-cell>
          <table:table-cell office:value-type="float" office:value="1809" table:style-name="ce4">
            <text:p>1809</text:p>
          </table:table-cell>
          <table:table-cell office:value-type="float" office:value="24747" table:style-name="ce4">
            <text:p>24747</text:p>
          </table:table-cell>
          <table:table-cell office:value-type="float" office:value="124899" table:style-name="ce4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string" table:style-name="ce4">
            <text:p>ITA</text:p>
          </table:table-cell>
          <table:table-cell office:value-type="float" office:value="11025" table:style-name="ce4">
            <text:p>11025</text:p>
          </table:table-cell>
          <table:table-cell office:value-type="float" office:value="1851" table:style-name="ce4">
            <text:p>1851</text:p>
          </table:table-cell>
          <table:table-cell office:value-type="float" office:value="12876" table:style-name="ce4">
            <text:p>12876</text:p>
          </table:table-cell>
          <table:table-cell office:value-type="float" office:value="10197" table:style-name="ce4">
            <text:p>10197</text:p>
          </table:table-cell>
          <table:table-cell office:value-type="float" office:value="23073" table:style-name="ce4">
            <text:p>23073</text:p>
          </table:table-cell>
          <table:table-cell office:value-type="float" office:value="2470" table:style-name="ce4">
            <text:p>2470</text:p>
          </table:table-cell>
          <table:table-cell office:value-type="float" office:value="2749" table:style-name="ce4">
            <text:p>2749</text:p>
          </table:table-cell>
          <table:table-cell office:value-type="float" office:value="2158" table:style-name="ce4">
            <text:p>2158</text:p>
          </table:table-cell>
          <table:table-cell office:value-type="float" office:value="27980" table:style-name="ce4">
            <text:p>27980</text:p>
          </table:table-cell>
          <table:table-cell office:value-type="float" office:value="137962" table:style-name="ce4">
            <text:p>137962</text:p>
          </table:table-cell>
          <table:table-cell table:number-columns-repeated="16372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string" table:style-name="ce4">
            <text:p>ITA</text:p>
          </table:table-cell>
          <table:table-cell office:value-type="float" office:value="12894" table:style-name="ce4">
            <text:p>12894</text:p>
          </table:table-cell>
          <table:table-cell office:value-type="float" office:value="2060" table:style-name="ce4">
            <text:p>2060</text:p>
          </table:table-cell>
          <table:table-cell office:value-type="float" office:value="14954" table:style-name="ce4">
            <text:p>14954</text:p>
          </table:table-cell>
          <table:table-cell office:value-type="float" office:value="11108" table:style-name="ce4">
            <text:p>11108</text:p>
          </table:table-cell>
          <table:table-cell office:value-type="float" office:value="26062" table:style-name="ce4">
            <text:p>26062</text:p>
          </table:table-cell>
          <table:table-cell office:value-type="float" office:value="2989" table:style-name="ce4">
            <text:p>2989</text:p>
          </table:table-cell>
          <table:table-cell office:value-type="float" office:value="2941" table:style-name="ce4">
            <text:p>2941</text:p>
          </table:table-cell>
          <table:table-cell office:value-type="float" office:value="2503" table:style-name="ce4">
            <text:p>2503</text:p>
          </table:table-cell>
          <table:table-cell office:value-type="float" office:value="31506" table:style-name="ce4">
            <text:p>31506</text:p>
          </table:table-cell>
          <table:table-cell office:value-type="float" office:value="148657" table:style-name="ce4">
            <text:p>148657</text:p>
          </table:table-cell>
          <table:table-cell table:number-columns-repeated="16372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string" table:style-name="ce4">
            <text:p>ITA</text:p>
          </table:table-cell>
          <table:table-cell office:value-type="float" office:value="14363" table:style-name="ce4">
            <text:p>14363</text:p>
          </table:table-cell>
          <table:table-cell office:value-type="float" office:value="2257" table:style-name="ce4">
            <text:p>2257</text:p>
          </table:table-cell>
          <table:table-cell office:value-type="float" office:value="16620" table:style-name="ce4">
            <text:p>16620</text:p>
          </table:table-cell>
          <table:table-cell office:value-type="float" office:value="12090" table:style-name="ce4">
            <text:p>12090</text:p>
          </table:table-cell>
          <table:table-cell office:value-type="float" office:value="28710" table:style-name="ce4">
            <text:p>28710</text:p>
          </table:table-cell>
          <table:table-cell office:value-type="float" office:value="2648" table:style-name="ce4">
            <text:p>2648</text:p>
          </table:table-cell>
          <table:table-cell office:value-type="float" office:value="4025" table:style-name="ce4">
            <text:p>4025</text:p>
          </table:table-cell>
          <table:table-cell office:value-type="float" office:value="2978" table:style-name="ce4">
            <text:p>2978</text:p>
          </table:table-cell>
          <table:table-cell office:value-type="float" office:value="35713" table:style-name="ce4">
            <text:p>35713</text:p>
          </table:table-cell>
          <table:table-cell office:value-type="float" office:value="165541" table:style-name="ce4">
            <text:p>165541</text:p>
          </table:table-cell>
          <table:table-cell table:number-columns-repeated="16372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string" table:style-name="ce4">
            <text:p>ITA</text:p>
          </table:table-cell>
          <table:table-cell office:value-type="float" office:value="15757" table:style-name="ce4">
            <text:p>15757</text:p>
          </table:table-cell>
          <table:table-cell office:value-type="float" office:value="2498" table:style-name="ce4">
            <text:p>2498</text:p>
          </table:table-cell>
          <table:table-cell office:value-type="float" office:value="18255" table:style-name="ce4">
            <text:p>18255</text:p>
          </table:table-cell>
          <table:table-cell office:value-type="float" office:value="14935" table:style-name="ce4">
            <text:p>14935</text:p>
          </table:table-cell>
          <table:table-cell office:value-type="float" office:value="33190" table:style-name="ce4">
            <text:p>33190</text:p>
          </table:table-cell>
          <table:table-cell office:value-type="float" office:value="4480" table:style-name="ce4">
            <text:p>4480</text:p>
          </table:table-cell>
          <table:table-cell office:value-type="float" office:value="4440" table:style-name="ce4">
            <text:p>4440</text:p>
          </table:table-cell>
          <table:table-cell office:value-type="float" office:value="3405" table:style-name="ce4">
            <text:p>3405</text:p>
          </table:table-cell>
          <table:table-cell office:value-type="float" office:value="41035" table:style-name="ce4">
            <text:p>41035</text:p>
          </table:table-cell>
          <table:table-cell office:value-type="float" office:value="182777" table:style-name="ce4">
            <text:p>182777</text:p>
          </table:table-cell>
          <table:table-cell table:number-columns-repeated="16372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string" table:style-name="ce4">
            <text:p>ITA</text:p>
          </table:table-cell>
          <table:table-cell office:value-type="float" office:value="16020" table:style-name="ce4">
            <text:p>16020</text:p>
          </table:table-cell>
          <table:table-cell office:value-type="float" office:value="2655" table:style-name="ce4">
            <text:p>2655</text:p>
          </table:table-cell>
          <table:table-cell office:value-type="float" office:value="18675" table:style-name="ce4">
            <text:p>18675</text:p>
          </table:table-cell>
          <table:table-cell office:value-type="float" office:value="19185" table:style-name="ce4">
            <text:p>19185</text:p>
          </table:table-cell>
          <table:table-cell office:value-type="float" office:value="37860" table:style-name="ce4">
            <text:p>37860</text:p>
          </table:table-cell>
          <table:table-cell office:value-type="float" office:value="4670" table:style-name="ce4">
            <text:p>4670</text:p>
          </table:table-cell>
          <table:table-cell office:value-type="float" office:value="5129" table:style-name="ce4">
            <text:p>5129</text:p>
          </table:table-cell>
          <table:table-cell office:value-type="float" office:value="4032" table:style-name="ce4">
            <text:p>4032</text:p>
          </table:table-cell>
          <table:table-cell office:value-type="float" office:value="47021" table:style-name="ce4">
            <text:p>47021</text:p>
          </table:table-cell>
          <table:table-cell office:value-type="float" office:value="206886" table:style-name="ce4">
            <text:p>206886</text:p>
          </table:table-cell>
          <table:table-cell table:number-columns-repeated="16372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string" table:style-name="ce4">
            <text:p>ITA</text:p>
          </table:table-cell>
          <table:table-cell office:value-type="float" office:value="17708" table:style-name="ce4">
            <text:p>17708</text:p>
          </table:table-cell>
          <table:table-cell office:value-type="float" office:value="2857" table:style-name="ce4">
            <text:p>2857</text:p>
          </table:table-cell>
          <table:table-cell office:value-type="float" office:value="20565" table:style-name="ce4">
            <text:p>20565</text:p>
          </table:table-cell>
          <table:table-cell office:value-type="float" office:value="22116" table:style-name="ce4">
            <text:p>22116</text:p>
          </table:table-cell>
          <table:table-cell office:value-type="float" office:value="42681" table:style-name="ce4">
            <text:p>42681</text:p>
          </table:table-cell>
          <table:table-cell office:value-type="float" office:value="4821" table:style-name="ce4">
            <text:p>4821</text:p>
          </table:table-cell>
          <table:table-cell office:value-type="float" office:value="6072" table:style-name="ce4">
            <text:p>6072</text:p>
          </table:table-cell>
          <table:table-cell office:value-type="float" office:value="4825" table:style-name="ce4">
            <text:p>4825</text:p>
          </table:table-cell>
          <table:table-cell office:value-type="float" office:value="53578" table:style-name="ce4">
            <text:p>53578</text:p>
          </table:table-cell>
          <table:table-cell office:value-type="float" office:value="233222" table:style-name="ce4">
            <text:p>233222</text:p>
          </table:table-cell>
          <table:table-cell table:number-columns-repeated="16372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string" table:style-name="ce4">
            <text:p>ITA</text:p>
          </table:table-cell>
          <table:table-cell office:value-type="float" office:value="19846" table:style-name="ce4">
            <text:p>19846</text:p>
          </table:table-cell>
          <table:table-cell office:value-type="float" office:value="3009" table:style-name="ce4">
            <text:p>3009</text:p>
          </table:table-cell>
          <table:table-cell office:value-type="float" office:value="22855" table:style-name="ce4">
            <text:p>22855</text:p>
          </table:table-cell>
          <table:table-cell office:value-type="float" office:value="23783" table:style-name="ce4">
            <text:p>23783</text:p>
          </table:table-cell>
          <table:table-cell office:value-type="float" office:value="46638" table:style-name="ce4">
            <text:p>46638</text:p>
          </table:table-cell>
          <table:table-cell office:value-type="float" office:value="3957" table:style-name="ce4">
            <text:p>3957</text:p>
          </table:table-cell>
          <table:table-cell office:value-type="float" office:value="7024" table:style-name="ce4">
            <text:p>7024</text:p>
          </table:table-cell>
          <table:table-cell office:value-type="float" office:value="5476" table:style-name="ce4">
            <text:p>5476</text:p>
          </table:table-cell>
          <table:table-cell office:value-type="float" office:value="59138" table:style-name="ce4">
            <text:p>59138</text:p>
          </table:table-cell>
          <table:table-cell office:value-type="float" office:value="258402" table:style-name="ce4">
            <text:p>258402</text:p>
          </table:table-cell>
          <table:table-cell table:number-columns-repeated="16372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string" table:style-name="ce4">
            <text:p>ITA</text:p>
          </table:table-cell>
          <table:table-cell office:value-type="float" office:value="20692" table:style-name="ce4">
            <text:p>20692</text:p>
          </table:table-cell>
          <table:table-cell office:value-type="float" office:value="3204" table:style-name="ce4">
            <text:p>3204</text:p>
          </table:table-cell>
          <table:table-cell office:value-type="float" office:value="23896" table:style-name="ce4">
            <text:p>23896</text:p>
          </table:table-cell>
          <table:table-cell office:value-type="float" office:value="26522" table:style-name="ce4">
            <text:p>26522</text:p>
          </table:table-cell>
          <table:table-cell office:value-type="float" office:value="50418" table:style-name="ce4">
            <text:p>50418</text:p>
          </table:table-cell>
          <table:table-cell office:value-type="float" office:value="3780" table:style-name="ce4">
            <text:p>3780</text:p>
          </table:table-cell>
          <table:table-cell office:value-type="float" office:value="7432" table:style-name="ce4">
            <text:p>7432</text:p>
          </table:table-cell>
          <table:table-cell office:value-type="float" office:value="6077" table:style-name="ce4">
            <text:p>6077</text:p>
          </table:table-cell>
          <table:table-cell office:value-type="float" office:value="63927" table:style-name="ce4">
            <text:p>63927</text:p>
          </table:table-cell>
          <table:table-cell office:value-type="float" office:value="275468" table:style-name="ce4">
            <text:p>275468</text:p>
          </table:table-cell>
          <table:table-cell table:number-columns-repeated="16372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string" table:style-name="ce4">
            <text:p>ITA</text:p>
          </table:table-cell>
          <table:table-cell office:value-type="float" office:value="21937" table:style-name="ce4">
            <text:p>21937</text:p>
          </table:table-cell>
          <table:table-cell office:value-type="float" office:value="3396" table:style-name="ce4">
            <text:p>3396</text:p>
          </table:table-cell>
          <table:table-cell office:value-type="float" office:value="25333" table:style-name="ce4">
            <text:p>25333</text:p>
          </table:table-cell>
          <table:table-cell office:value-type="float" office:value="28697" table:style-name="ce4">
            <text:p>28697</text:p>
          </table:table-cell>
          <table:table-cell office:value-type="float" office:value="54030" table:style-name="ce4">
            <text:p>54030</text:p>
          </table:table-cell>
          <table:table-cell office:value-type="float" office:value="3612" table:style-name="ce4">
            <text:p>3612</text:p>
          </table:table-cell>
          <table:table-cell office:value-type="float" office:value="8326" table:style-name="ce4">
            <text:p>8326</text:p>
          </table:table-cell>
          <table:table-cell office:value-type="float" office:value="6820" table:style-name="ce4">
            <text:p>6820</text:p>
          </table:table-cell>
          <table:table-cell office:value-type="float" office:value="69176" table:style-name="ce4">
            <text:p>69176</text:p>
          </table:table-cell>
          <table:table-cell office:value-type="float" office:value="296964" table:style-name="ce4">
            <text:p>296964</text:p>
          </table:table-cell>
          <table:table-cell table:number-columns-repeated="16372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string" table:style-name="ce4">
            <text:p>ITA</text:p>
          </table:table-cell>
          <table:table-cell office:value-type="float" office:value="23112" table:style-name="ce4">
            <text:p>23112</text:p>
          </table:table-cell>
          <table:table-cell office:value-type="float" office:value="3489" table:style-name="ce4">
            <text:p>3489</text:p>
          </table:table-cell>
          <table:table-cell office:value-type="float" office:value="26601" table:style-name="ce4">
            <text:p>26601</text:p>
          </table:table-cell>
          <table:table-cell office:value-type="float" office:value="30920" table:style-name="ce4">
            <text:p>30920</text:p>
          </table:table-cell>
          <table:table-cell office:value-type="float" office:value="57521" table:style-name="ce4">
            <text:p>57521</text:p>
          </table:table-cell>
          <table:table-cell office:value-type="float" office:value="3491" table:style-name="ce4">
            <text:p>3491</text:p>
          </table:table-cell>
          <table:table-cell office:value-type="float" office:value="9362" table:style-name="ce4">
            <text:p>9362</text:p>
          </table:table-cell>
          <table:table-cell office:value-type="float" office:value="7503" table:style-name="ce4">
            <text:p>7503</text:p>
          </table:table-cell>
          <table:table-cell office:value-type="float" office:value="74386" table:style-name="ce4">
            <text:p>74386</text:p>
          </table:table-cell>
          <table:table-cell office:value-type="float" office:value="324445" table:style-name="ce4">
            <text:p>324445</text:p>
          </table:table-cell>
          <table:table-cell table:number-columns-repeated="16372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string" table:style-name="ce4">
            <text:p>ITA</text:p>
          </table:table-cell>
          <table:table-cell office:value-type="float" office:value="24753" table:style-name="ce4">
            <text:p>24753</text:p>
          </table:table-cell>
          <table:table-cell office:value-type="float" office:value="3612" table:style-name="ce4">
            <text:p>3612</text:p>
          </table:table-cell>
          <table:table-cell office:value-type="float" office:value="28365" table:style-name="ce4">
            <text:p>28365</text:p>
          </table:table-cell>
          <table:table-cell office:value-type="float" office:value="33648" table:style-name="ce4">
            <text:p>33648</text:p>
          </table:table-cell>
          <table:table-cell office:value-type="float" office:value="62013" table:style-name="ce4">
            <text:p>62013</text:p>
          </table:table-cell>
          <table:table-cell office:value-type="float" office:value="4492" table:style-name="ce4">
            <text:p>4492</text:p>
          </table:table-cell>
          <table:table-cell office:value-type="float" office:value="10361" table:style-name="ce4">
            <text:p>10361</text:p>
          </table:table-cell>
          <table:table-cell office:value-type="float" office:value="8165" table:style-name="ce4">
            <text:p>8165</text:p>
          </table:table-cell>
          <table:table-cell office:value-type="float" office:value="80539" table:style-name="ce4">
            <text:p>80539</text:p>
          </table:table-cell>
          <table:table-cell office:value-type="float" office:value="361060" table:style-name="ce4">
            <text:p>361060</text:p>
          </table:table-cell>
          <table:table-cell table:number-columns-repeated="16372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string" table:style-name="ce4">
            <text:p>ITA</text:p>
          </table:table-cell>
          <table:table-cell office:value-type="float" office:value="26029" table:style-name="ce4">
            <text:p>26029</text:p>
          </table:table-cell>
          <table:table-cell office:value-type="float" office:value="3732" table:style-name="ce4">
            <text:p>3732</text:p>
          </table:table-cell>
          <table:table-cell office:value-type="float" office:value="29761" table:style-name="ce4">
            <text:p>29761</text:p>
          </table:table-cell>
          <table:table-cell office:value-type="float" office:value="36653" table:style-name="ce4">
            <text:p>36653</text:p>
          </table:table-cell>
          <table:table-cell office:value-type="float" office:value="66414" table:style-name="ce4">
            <text:p>66414</text:p>
          </table:table-cell>
          <table:table-cell office:value-type="float" office:value="4401" table:style-name="ce4">
            <text:p>4401</text:p>
          </table:table-cell>
          <table:table-cell office:value-type="float" office:value="10950" table:style-name="ce4">
            <text:p>10950</text:p>
          </table:table-cell>
          <table:table-cell office:value-type="float" office:value="9134" table:style-name="ce4">
            <text:p>9134</text:p>
          </table:table-cell>
          <table:table-cell office:value-type="float" office:value="86498" table:style-name="ce4">
            <text:p>86498</text:p>
          </table:table-cell>
          <table:table-cell office:value-type="float" office:value="394079" table:style-name="ce4">
            <text:p>394079</text:p>
          </table:table-cell>
          <table:table-cell table:number-columns-repeated="16372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string" table:style-name="ce4">
            <text:p>ITA</text:p>
          </table:table-cell>
          <table:table-cell office:value-type="float" office:value="26676" table:style-name="ce4">
            <text:p>26676</text:p>
          </table:table-cell>
          <table:table-cell office:value-type="float" office:value="3856" table:style-name="ce4">
            <text:p>3856</text:p>
          </table:table-cell>
          <table:table-cell office:value-type="float" office:value="30532" table:style-name="ce4">
            <text:p>30532</text:p>
          </table:table-cell>
          <table:table-cell office:value-type="float" office:value="39533" table:style-name="ce4">
            <text:p>39533</text:p>
          </table:table-cell>
          <table:table-cell office:value-type="float" office:value="70065" table:style-name="ce4">
            <text:p>70065</text:p>
          </table:table-cell>
          <table:table-cell office:value-type="float" office:value="3651" table:style-name="ce4">
            <text:p>3651</text:p>
          </table:table-cell>
          <table:table-cell office:value-type="float" office:value="12384" table:style-name="ce4">
            <text:p>12384</text:p>
          </table:table-cell>
          <table:table-cell office:value-type="float" office:value="10023" table:style-name="ce4">
            <text:p>10023</text:p>
          </table:table-cell>
          <table:table-cell office:value-type="float" office:value="92472" table:style-name="ce4">
            <text:p>92472</text:p>
          </table:table-cell>
          <table:table-cell office:value-type="float" office:value="429526" table:style-name="ce4">
            <text:p>429526</text:p>
          </table:table-cell>
          <table:table-cell table:number-columns-repeated="16372"/>
        </table:table-row>
        <table:table-row table:number-rows-repeated="1048540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3" table:style-name="ce1"/>
          <table:table-cell table:style-name="ce1">
            <draw:frame draw:z-index="3" draw:id="id2" draw:style-name="a2" draw:name="Grafico 3" svg:x="0.1875in" svg:y="0.0291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24747" table:formula="of:=[Dati.K23]" table:style-name="ce4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7980" table:formula="of:=[Dati.K24]" table:style-name="ce4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31506" table:formula="of:=[Dati.K25]" table:style-name="ce4">
            <text:p>31506</text:p>
          </table:table-cell>
          <table:table-cell office:value-type="float" office:value="3526" table:formula="of:=[.B25]-[.B24]" table:style-name="ce1">
            <text:p>3526</text:p>
          </table:table-cell>
          <table:table-cell office:value-type="float" office:value="293" table:formula="of:=[.C25]-[.C24]" table:style-name="ce1">
            <text:p>293</text:p>
          </table:table-cell>
          <table:table-cell office:value-type="float" office:value="650" table:formula="of:=[.D25]-[.D24]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35713" table:formula="of:=[Dati.K26]" table:style-name="ce4">
            <text:p>35713</text:p>
          </table:table-cell>
          <table:table-cell office:value-type="float" office:value="4207" table:formula="of:=[.B26]-[.B25]" table:style-name="ce1">
            <text:p>4207</text:p>
          </table:table-cell>
          <table:table-cell office:value-type="float" office:value="681" table:formula="of:=[.C26]-[.C25]" table:style-name="ce1">
            <text:p>681</text:p>
          </table:table-cell>
          <table:table-cell office:value-type="float" office:value="388" table:formula="of:=[.D26]-[.D25]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41035" table:formula="of:=[Dati.K27]" table:style-name="ce4">
            <text:p>41035</text:p>
          </table:table-cell>
          <table:table-cell office:value-type="float" office:value="5322" table:formula="of:=[.B27]-[.B26]" table:style-name="ce1">
            <text:p>5322</text:p>
          </table:table-cell>
          <table:table-cell office:value-type="float" office:value="1115" table:formula="of:=[.C27]-[.C26]" table:style-name="ce1">
            <text:p>1115</text:p>
          </table:table-cell>
          <table:table-cell office:value-type="float" office:value="434" table:formula="of:=[.D27]-[.D26]" table:style-name="ce1">
            <text:p>434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47021" table:formula="of:=[Dati.K28]" table:style-name="ce4">
            <text:p>47021</text:p>
          </table:table-cell>
          <table:table-cell office:value-type="float" office:value="5986" table:formula="of:=[.B28]-[.B27]" table:style-name="ce1">
            <text:p>5986</text:p>
          </table:table-cell>
          <table:table-cell office:value-type="float" office:value="664" table:formula="of:=[.C28]-[.C27]" table:style-name="ce1">
            <text:p>664</text:p>
          </table:table-cell>
          <table:table-cell office:value-type="float" office:value="-451" table:formula="of:=[.D28]-[.D27]" table:style-name="ce1">
            <text:p>-451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53578" table:formula="of:=[Dati.K29]" table:style-name="ce4">
            <text:p>53578</text:p>
          </table:table-cell>
          <table:table-cell office:value-type="float" office:value="6557" table:formula="of:=[.B29]-[.B28]" table:style-name="ce1">
            <text:p>6557</text:p>
          </table:table-cell>
          <table:table-cell office:value-type="float" office:value="571" table:formula="of:=[.C29]-[.C28]" table:style-name="ce1">
            <text:p>571</text:p>
          </table:table-cell>
          <table:table-cell office:value-type="float" office:value="-93" table:formula="of:=[.D29]-[.D28]" table:style-name="ce1">
            <text:p>-93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59138" table:formula="of:=[Dati.K30]" table:style-name="ce4">
            <text:p>59138</text:p>
          </table:table-cell>
          <table:table-cell office:value-type="float" office:value="5560" table:formula="of:=[.B30]-[.B29]" table:style-name="ce1">
            <text:p>5560</text:p>
          </table:table-cell>
          <table:table-cell office:value-type="float" office:value="-997" table:formula="of:=[.C30]-[.C29]" table:style-name="ce1">
            <text:p>-997</text:p>
          </table:table-cell>
          <table:table-cell office:value-type="float" office:value="-1568" table:formula="of:=[.D30]-[.D29]" table:style-name="ce1">
            <text:p>-1568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63927" table:formula="of:=[Dati.K31]" table:style-name="ce4">
            <text:p>63927</text:p>
          </table:table-cell>
          <table:table-cell office:value-type="float" office:value="4789" table:formula="of:=[.B31]-[.B30]" table:style-name="ce1">
            <text:p>4789</text:p>
          </table:table-cell>
          <table:table-cell office:value-type="float" office:value="-771" table:formula="of:=[.C31]-[.C30]" table:style-name="ce1">
            <text:p>-771</text:p>
          </table:table-cell>
          <table:table-cell office:value-type="float" office:value="226" table:formula="of:=[.D31]-[.D30]" table:style-name="ce1">
            <text:p>226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69176" table:formula="of:=[Dati.K32]" table:style-name="ce4">
            <text:p>69176</text:p>
          </table:table-cell>
          <table:table-cell office:value-type="float" office:value="5249" table:formula="of:=[.B32]-[.B31]" table:style-name="ce1">
            <text:p>5249</text:p>
          </table:table-cell>
          <table:table-cell office:value-type="float" office:value="460" table:formula="of:=[.C32]-[.C31]" table:style-name="ce1">
            <text:p>460</text:p>
          </table:table-cell>
          <table:table-cell office:value-type="float" office:value="1231" table:formula="of:=[.D32]-[.D31]" table:style-name="ce1">
            <text:p>1231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74386" table:formula="of:=[Dati.K33]" table:style-name="ce4">
            <text:p>74386</text:p>
          </table:table-cell>
          <table:table-cell office:value-type="float" office:value="5210" table:formula="of:=[.B33]-[.B32]" table:style-name="ce1">
            <text:p>5210</text:p>
          </table:table-cell>
          <table:table-cell office:value-type="float" office:value="-39" table:formula="of:=[.C33]-[.C32]" table:style-name="ce1">
            <text:p>-39</text:p>
          </table:table-cell>
          <table:table-cell office:value-type="float" office:value="-499" table:formula="of:=[.D33]-[.D32]" table:style-name="ce1">
            <text:p>-499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80539" table:formula="of:=[Dati.K34]" table:style-name="ce4">
            <text:p>80539</text:p>
          </table:table-cell>
          <table:table-cell office:value-type="float" office:value="6153" table:formula="of:=[.B34]-[.B33]" table:style-name="ce1">
            <text:p>6153</text:p>
          </table:table-cell>
          <table:table-cell office:value-type="float" office:value="943" table:formula="of:=[.C34]-[.C33]" table:style-name="ce1">
            <text:p>943</text:p>
          </table:table-cell>
          <table:table-cell office:value-type="float" office:value="982" table:formula="of:=[.D34]-[.D33]" table:style-name="ce1">
            <text:p>982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86498" table:formula="of:=[Dati.K35]" table:style-name="ce4">
            <text:p>86498</text:p>
          </table:table-cell>
          <table:table-cell office:value-type="float" office:value="5959" table:formula="of:=[.B35]-[.B34]" table:style-name="ce1">
            <text:p>5959</text:p>
          </table:table-cell>
          <table:table-cell office:value-type="float" office:value="-194" table:formula="of:=[.C35]-[.C34]" table:style-name="ce1">
            <text:p>-194</text:p>
          </table:table-cell>
          <table:table-cell office:value-type="float" office:value="-1137" table:formula="of:=[.D35]-[.D34]" table:style-name="ce1">
            <text:p>-1137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92472" table:formula="of:=[Dati.K36]" table:style-name="ce4">
            <text:p>92472</text:p>
          </table:table-cell>
          <table:table-cell office:value-type="float" office:value="5974" table:formula="of:=[.B36]-[.B35]" table:style-name="ce1">
            <text:p>5974</text:p>
          </table:table-cell>
          <table:table-cell office:value-type="float" office:value="15" table:formula="of:=[.C36]-[.C35]" table:style-name="ce1">
            <text:p>15</text:p>
          </table:table-cell>
          <table:table-cell office:value-type="float" office:value="209" table:formula="of:=[.D36]-[.D35]" table:style-name="ce1">
            <text:p>209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3" draw:style-name="a3" draw:name="Grafico 1" svg:x="8.05833in" svg:y="0.36667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1672" table:formula="of:=[Dati.D23]" table:style-name="ce4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1851" table:formula="of:=[Dati.D24]" table:style-name="ce4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060" table:formula="of:=[Dati.D25]" table:style-name="ce4">
            <text:p>2060</text:p>
          </table:table-cell>
          <table:table-cell office:value-type="float" office:value="209" table:formula="of:=[.B25]-[.B24]" table:style-name="ce1">
            <text:p>209</text:p>
          </table:table-cell>
          <table:table-cell office:value-type="float" office:value="30" table:formula="of:=[.C25]-[.C24]" table:style-name="ce1">
            <text:p>30</text:p>
          </table:table-cell>
          <table:table-cell office:value-type="float" office:value="5" table:formula="of:=[.D25]-[.D24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2257" table:formula="of:=[Dati.D26]" table:style-name="ce4">
            <text:p>2257</text:p>
          </table:table-cell>
          <table:table-cell office:value-type="float" office:value="197" table:formula="of:=[.B26]-[.B25]" table:style-name="ce1">
            <text:p>197</text:p>
          </table:table-cell>
          <table:table-cell office:value-type="float" office:value="-12" table:formula="of:=[.C26]-[.C25]" table:style-name="ce1">
            <text:p>-12</text:p>
          </table:table-cell>
          <table:table-cell office:value-type="float" office:value="-42" table:formula="of:=[.D26]-[.D25]" table:style-name="ce1">
            <text:p>-42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2498" table:formula="of:=[Dati.D27]" table:style-name="ce4">
            <text:p>2498</text:p>
          </table:table-cell>
          <table:table-cell office:value-type="float" office:value="241" table:formula="of:=[.B27]-[.B26]" table:style-name="ce1">
            <text:p>241</text:p>
          </table:table-cell>
          <table:table-cell office:value-type="float" office:value="44" table:formula="of:=[.C27]-[.C26]" table:style-name="ce1">
            <text:p>44</text:p>
          </table:table-cell>
          <table:table-cell office:value-type="float" office:value="56" table:formula="of:=[.D27]-[.D26]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2655" table:formula="of:=[Dati.D28]" table:style-name="ce4">
            <text:p>2655</text:p>
          </table:table-cell>
          <table:table-cell office:value-type="float" office:value="157" table:formula="of:=[.B28]-[.B27]" table:style-name="ce1">
            <text:p>157</text:p>
          </table:table-cell>
          <table:table-cell office:value-type="float" office:value="-84" table:formula="of:=[.C28]-[.C27]" table:style-name="ce1">
            <text:p>-84</text:p>
          </table:table-cell>
          <table:table-cell office:value-type="float" office:value="-128" table:formula="of:=[.D28]-[.D27]" table:style-name="ce1">
            <text:p>-128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2857" table:formula="of:=[Dati.D29]" table:style-name="ce4">
            <text:p>2857</text:p>
          </table:table-cell>
          <table:table-cell office:value-type="float" office:value="202" table:formula="of:=[.B29]-[.B28]" table:style-name="ce1">
            <text:p>202</text:p>
          </table:table-cell>
          <table:table-cell office:value-type="float" office:value="45" table:formula="of:=[.C29]-[.C28]" table:style-name="ce1">
            <text:p>45</text:p>
          </table:table-cell>
          <table:table-cell office:value-type="float" office:value="129" table:formula="of:=[.D29]-[.D28]" table:style-name="ce1">
            <text:p>129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3009" table:formula="of:=[Dati.D30]" table:style-name="ce4">
            <text:p>3009</text:p>
          </table:table-cell>
          <table:table-cell office:value-type="float" office:value="152" table:formula="of:=[.B30]-[.B29]" table:style-name="ce1">
            <text:p>152</text:p>
          </table:table-cell>
          <table:table-cell office:value-type="float" office:value="-50" table:formula="of:=[.C30]-[.C29]" table:style-name="ce1">
            <text:p>-50</text:p>
          </table:table-cell>
          <table:table-cell office:value-type="float" office:value="-95" table:formula="of:=[.D30]-[.D29]" table:style-name="ce1">
            <text:p>-9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3204" table:formula="of:=[Dati.D31]" table:style-name="ce4">
            <text:p>3204</text:p>
          </table:table-cell>
          <table:table-cell office:value-type="float" office:value="195" table:formula="of:=[.B31]-[.B30]" table:style-name="ce1">
            <text:p>195</text:p>
          </table:table-cell>
          <table:table-cell office:value-type="float" office:value="43" table:formula="of:=[.C31]-[.C30]" table:style-name="ce1">
            <text:p>43</text:p>
          </table:table-cell>
          <table:table-cell office:value-type="float" office:value="93" table:formula="of:=[.D31]-[.D30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3396" table:formula="of:=[Dati.D32]" table:style-name="ce4">
            <text:p>3396</text:p>
          </table:table-cell>
          <table:table-cell office:value-type="float" office:value="192" table:formula="of:=[.B32]-[.B31]" table:style-name="ce1">
            <text:p>192</text:p>
          </table:table-cell>
          <table:table-cell office:value-type="float" office:value="-3" table:formula="of:=[.C32]-[.C31]" table:style-name="ce1">
            <text:p>-3</text:p>
          </table:table-cell>
          <table:table-cell office:value-type="float" office:value="-46" table:formula="of:=[.D32]-[.D31]" table:style-name="ce1">
            <text:p>-46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3489" table:formula="of:=[Dati.D33]" table:style-name="ce4">
            <text:p>3489</text:p>
          </table:table-cell>
          <table:table-cell office:value-type="float" office:value="93" table:formula="of:=[.B33]-[.B32]" table:style-name="ce1">
            <text:p>93</text:p>
          </table:table-cell>
          <table:table-cell office:value-type="float" office:value="-99" table:formula="of:=[.C33]-[.C32]" table:style-name="ce1">
            <text:p>-99</text:p>
          </table:table-cell>
          <table:table-cell office:value-type="float" office:value="-96" table:formula="of:=[.D33]-[.D32]" table:style-name="ce1">
            <text:p>-96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3612" table:formula="of:=[Dati.D34]" table:style-name="ce4">
            <text:p>3612</text:p>
          </table:table-cell>
          <table:table-cell office:value-type="float" office:value="123" table:formula="of:=[.B34]-[.B33]" table:style-name="ce1">
            <text:p>123</text:p>
          </table:table-cell>
          <table:table-cell office:value-type="float" office:value="30" table:formula="of:=[.C34]-[.C33]" table:style-name="ce1">
            <text:p>30</text:p>
          </table:table-cell>
          <table:table-cell office:value-type="float" office:value="129" table:formula="of:=[.D34]-[.D33]" table:style-name="ce1">
            <text:p>129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3732" table:formula="of:=[Dati.D35]" table:style-name="ce4">
            <text:p>3732</text:p>
          </table:table-cell>
          <table:table-cell office:value-type="float" office:value="120" table:formula="of:=[.B35]-[.B34]" table:style-name="ce1">
            <text:p>120</text:p>
          </table:table-cell>
          <table:table-cell office:value-type="float" office:value="-3" table:formula="of:=[.C35]-[.C34]" table:style-name="ce1">
            <text:p>-3</text:p>
          </table:table-cell>
          <table:table-cell office:value-type="float" office:value="-33" table:formula="of:=[.D35]-[.D34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3856" table:formula="of:=[Dati.D36]" table:style-name="ce4">
            <text:p>3856</text:p>
          </table:table-cell>
          <table:table-cell office:value-type="float" office:value="124" table:formula="of:=[.B36]-[.B35]" table:style-name="ce1">
            <text:p>124</text:p>
          </table:table-cell>
          <table:table-cell office:value-type="float" office:value="4" table:formula="of:=[.C36]-[.C35]" table:style-name="ce1">
            <text:p>4</text:p>
          </table:table-cell>
          <table:table-cell office:value-type="float" office:value="7" table:formula="of:=[.D36]-[.D35]" table:style-name="ce1">
            <text:p>7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Guariti" table:style-name="ta1">
        <table:shapes>
          <draw:frame draw:z-index="1" draw:id="id4" draw:style-name="a4" draw:name="Grafico 1" svg:x="7.60512in" svg:y="0.0291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Grafico 2" svg:x="7.57618in" svg:y="3.69803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2335" table:formula="of:=[Dati.I23]" table:style-name="ce4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749" table:formula="of:=[Dati.I24]" table:style-name="ce4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941" table:formula="of:=[Dati.I25]" table:style-name="ce4">
            <text:p>2941</text:p>
          </table:table-cell>
          <table:table-cell office:value-type="float" office:value="192" table:formula="of:=[.B25]-[.B24]" table:style-name="ce1">
            <text:p>192</text:p>
          </table:table-cell>
          <table:table-cell office:value-type="float" office:value="-222" table:formula="of:=[.C25]-[.C24]" table:style-name="ce1">
            <text:p>-222</text:p>
          </table:table-cell>
          <table:table-cell office:value-type="float" office:value="-267" table:formula="of:=[.D25]-[.D24]" table:style-name="ce1">
            <text:p>-267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4025" table:formula="of:=[Dati.I26]" table:style-name="ce4">
            <text:p>4025</text:p>
          </table:table-cell>
          <table:table-cell office:value-type="float" office:value="1084" table:formula="of:=[.B26]-[.B25]" table:style-name="ce1">
            <text:p>1084</text:p>
          </table:table-cell>
          <table:table-cell office:value-type="float" office:value="892" table:formula="of:=[.C26]-[.C25]" table:style-name="ce1">
            <text:p>892</text:p>
          </table:table-cell>
          <table:table-cell office:value-type="float" office:value="1114" table:formula="of:=[.D26]-[.D25]" table:style-name="ce1">
            <text:p>1114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4440" table:formula="of:=[Dati.I27]" table:style-name="ce4">
            <text:p>4440</text:p>
          </table:table-cell>
          <table:table-cell office:value-type="float" office:value="415" table:formula="of:=[.B27]-[.B26]" table:style-name="ce1">
            <text:p>415</text:p>
          </table:table-cell>
          <table:table-cell office:value-type="float" office:value="-669" table:formula="of:=[.C27]-[.C26]" table:style-name="ce1">
            <text:p>-669</text:p>
          </table:table-cell>
          <table:table-cell office:value-type="float" office:value="-1561" table:formula="of:=[.D27]-[.D26]" table:style-name="ce1">
            <text:p>-1561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5129" table:formula="of:=[Dati.I28]" table:style-name="ce4">
            <text:p>5129</text:p>
          </table:table-cell>
          <table:table-cell office:value-type="float" office:value="689" table:formula="of:=[.B28]-[.B27]" table:style-name="ce1">
            <text:p>689</text:p>
          </table:table-cell>
          <table:table-cell office:value-type="float" office:value="274" table:formula="of:=[.C28]-[.C27]" table:style-name="ce1">
            <text:p>274</text:p>
          </table:table-cell>
          <table:table-cell office:value-type="float" office:value="943" table:formula="of:=[.D28]-[.D27]" table:style-name="ce1">
            <text:p>943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6072" table:formula="of:=[Dati.I29]" table:style-name="ce4">
            <text:p>6072</text:p>
          </table:table-cell>
          <table:table-cell office:value-type="float" office:value="943" table:formula="of:=[.B29]-[.B28]" table:style-name="ce1">
            <text:p>943</text:p>
          </table:table-cell>
          <table:table-cell office:value-type="float" office:value="254" table:formula="of:=[.C29]-[.C28]" table:style-name="ce1">
            <text:p>254</text:p>
          </table:table-cell>
          <table:table-cell office:value-type="float" office:value="-20" table:formula="of:=[.D29]-[.D28]" table:style-name="ce1">
            <text:p>-20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7024" table:formula="of:=[Dati.I30]" table:style-name="ce4">
            <text:p>7024</text:p>
          </table:table-cell>
          <table:table-cell office:value-type="float" office:value="952" table:formula="of:=[.B30]-[.B29]" table:style-name="ce1">
            <text:p>952</text:p>
          </table:table-cell>
          <table:table-cell office:value-type="float" office:value="9" table:formula="of:=[.C30]-[.C29]" table:style-name="ce1">
            <text:p>9</text:p>
          </table:table-cell>
          <table:table-cell office:value-type="float" office:value="-245" table:formula="of:=[.D30]-[.D29]" table:style-name="ce1">
            <text:p>-24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7432" table:formula="of:=[Dati.I31]" table:style-name="ce4">
            <text:p>7432</text:p>
          </table:table-cell>
          <table:table-cell office:value-type="float" office:value="408" table:formula="of:=[.B31]-[.B30]" table:style-name="ce1">
            <text:p>408</text:p>
          </table:table-cell>
          <table:table-cell office:value-type="float" office:value="-544" table:formula="of:=[.C31]-[.C30]" table:style-name="ce1">
            <text:p>-544</text:p>
          </table:table-cell>
          <table:table-cell office:value-type="float" office:value="-553" table:formula="of:=[.D31]-[.D30]" table:style-name="ce1">
            <text:p>-553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8326" table:formula="of:=[Dati.I32]" table:style-name="ce4">
            <text:p>8326</text:p>
          </table:table-cell>
          <table:table-cell office:value-type="float" office:value="894" table:formula="of:=[.B32]-[.B31]" table:style-name="ce1">
            <text:p>894</text:p>
          </table:table-cell>
          <table:table-cell office:value-type="float" office:value="486" table:formula="of:=[.C32]-[.C31]" table:style-name="ce1">
            <text:p>486</text:p>
          </table:table-cell>
          <table:table-cell office:value-type="float" office:value="1030" table:formula="of:=[.D32]-[.D31]" table:style-name="ce1">
            <text:p>1030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9362" table:formula="of:=[Dati.I33]" table:style-name="ce4">
            <text:p>9362</text:p>
          </table:table-cell>
          <table:table-cell office:value-type="float" office:value="1036" table:formula="of:=[.B33]-[.B32]" table:style-name="ce1">
            <text:p>1036</text:p>
          </table:table-cell>
          <table:table-cell office:value-type="float" office:value="142" table:formula="of:=[.C33]-[.C32]" table:style-name="ce1">
            <text:p>142</text:p>
          </table:table-cell>
          <table:table-cell office:value-type="float" office:value="-344" table:formula="of:=[.D33]-[.D32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10361" table:formula="of:=[Dati.I34]" table:style-name="ce4">
            <text:p>10361</text:p>
          </table:table-cell>
          <table:table-cell office:value-type="float" office:value="999" table:formula="of:=[.B34]-[.B33]" table:style-name="ce1">
            <text:p>999</text:p>
          </table:table-cell>
          <table:table-cell office:value-type="float" office:value="-37" table:formula="of:=[.C34]-[.C33]" table:style-name="ce1">
            <text:p>-37</text:p>
          </table:table-cell>
          <table:table-cell office:value-type="float" office:value="-179" table:formula="of:=[.D34]-[.D33]" table:style-name="ce1">
            <text:p>-179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10950" table:formula="of:=[Dati.I35]" table:style-name="ce4">
            <text:p>10950</text:p>
          </table:table-cell>
          <table:table-cell office:value-type="float" office:value="589" table:formula="of:=[.B35]-[.B34]" table:style-name="ce1">
            <text:p>589</text:p>
          </table:table-cell>
          <table:table-cell office:value-type="float" office:value="-410" table:formula="of:=[.C35]-[.C34]" table:style-name="ce1">
            <text:p>-410</text:p>
          </table:table-cell>
          <table:table-cell office:value-type="float" office:value="-373" table:formula="of:=[.D35]-[.D34]" table:style-name="ce1">
            <text:p>-373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12384" table:formula="of:=[Dati.I36]" table:style-name="ce4">
            <text:p>12384</text:p>
          </table:table-cell>
          <table:table-cell office:value-type="float" office:value="1434" table:formula="of:=[.B36]-[.B35]" table:style-name="ce1">
            <text:p>1434</text:p>
          </table:table-cell>
          <table:table-cell office:value-type="float" office:value="845" table:formula="of:=[.C36]-[.C35]" table:style-name="ce1">
            <text:p>845</text:p>
          </table:table-cell>
          <table:table-cell office:value-type="float" office:value="1255" table:formula="of:=[.D36]-[.D35]" table:style-name="ce1">
            <text:p>1255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6" draw:style-name="a6" draw:name="Grafico 1" svg:x="7.19331in" svg:y="4.23307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Grafico 2" svg:x="7.18346in" svg:y="0.51024in" svg:width="6.29882in" svg:height="3.54291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1809" table:formula="of:=[Dati.J23]" table:style-name="ce4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158" table:formula="of:=[Dati.J24]" table:style-name="ce4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503" table:formula="of:=[Dati.J25]" table:style-name="ce4">
            <text:p>2503</text:p>
          </table:table-cell>
          <table:table-cell office:value-type="float" office:value="345" table:formula="of:=[.B25]-[.B24]" table:style-name="ce1">
            <text:p>345</text:p>
          </table:table-cell>
          <table:table-cell office:value-type="float" office:value="-4" table:formula="of:=[.C25]-[.C24]" table:style-name="ce1">
            <text:p>-4</text:p>
          </table:table-cell>
          <table:table-cell office:value-type="float" office:value="15" table:formula="of:=[.D25]-[.D24]" table:style-name="ce1">
            <text:p>15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2978" table:formula="of:=[Dati.J26]" table:style-name="ce4">
            <text:p>2978</text:p>
          </table:table-cell>
          <table:table-cell office:value-type="float" office:value="475" table:formula="of:=[.B26]-[.B25]" table:style-name="ce1">
            <text:p>475</text:p>
          </table:table-cell>
          <table:table-cell office:value-type="float" office:value="130" table:formula="of:=[.C26]-[.C25]" table:style-name="ce1">
            <text:p>130</text:p>
          </table:table-cell>
          <table:table-cell office:value-type="float" office:value="134" table:formula="of:=[.D26]-[.D25]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3405" table:formula="of:=[Dati.J27]" table:style-name="ce4">
            <text:p>3405</text:p>
          </table:table-cell>
          <table:table-cell office:value-type="float" office:value="427" table:formula="of:=[.B27]-[.B26]" table:style-name="ce1">
            <text:p>427</text:p>
          </table:table-cell>
          <table:table-cell office:value-type="float" office:value="-48" table:formula="of:=[.C27]-[.C26]" table:style-name="ce1">
            <text:p>-48</text:p>
          </table:table-cell>
          <table:table-cell office:value-type="float" office:value="-178" table:formula="of:=[.D27]-[.D26]" table:style-name="ce1">
            <text:p>-178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4032" table:formula="of:=[Dati.J28]" table:style-name="ce4">
            <text:p>4032</text:p>
          </table:table-cell>
          <table:table-cell office:value-type="float" office:value="627" table:formula="of:=[.B28]-[.B27]" table:style-name="ce1">
            <text:p>627</text:p>
          </table:table-cell>
          <table:table-cell office:value-type="float" office:value="200" table:formula="of:=[.C28]-[.C27]" table:style-name="ce1">
            <text:p>200</text:p>
          </table:table-cell>
          <table:table-cell office:value-type="float" office:value="248" table:formula="of:=[.D28]-[.D27]" table:style-name="ce1">
            <text:p>248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4825" table:formula="of:=[Dati.J29]" table:style-name="ce4">
            <text:p>4825</text:p>
          </table:table-cell>
          <table:table-cell office:value-type="float" office:value="793" table:formula="of:=[.B29]-[.B28]" table:style-name="ce1">
            <text:p>793</text:p>
          </table:table-cell>
          <table:table-cell office:value-type="float" office:value="166" table:formula="of:=[.C29]-[.C28]" table:style-name="ce1">
            <text:p>166</text:p>
          </table:table-cell>
          <table:table-cell office:value-type="float" office:value="-34" table:formula="of:=[.D29]-[.D28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5476" table:formula="of:=[Dati.J30]" table:style-name="ce4">
            <text:p>5476</text:p>
          </table:table-cell>
          <table:table-cell office:value-type="float" office:value="651" table:formula="of:=[.B30]-[.B29]" table:style-name="ce1">
            <text:p>651</text:p>
          </table:table-cell>
          <table:table-cell office:value-type="float" office:value="-142" table:formula="of:=[.C30]-[.C29]" table:style-name="ce1">
            <text:p>-142</text:p>
          </table:table-cell>
          <table:table-cell office:value-type="float" office:value="-308" table:formula="of:=[.D30]-[.D29]" table:style-name="ce1">
            <text:p>-308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6077" table:formula="of:=[Dati.J31]" table:style-name="ce4">
            <text:p>6077</text:p>
          </table:table-cell>
          <table:table-cell office:value-type="float" office:value="601" table:formula="of:=[.B31]-[.B30]" table:style-name="ce1">
            <text:p>601</text:p>
          </table:table-cell>
          <table:table-cell office:value-type="float" office:value="-50" table:formula="of:=[.C31]-[.C30]" table:style-name="ce1">
            <text:p>-50</text:p>
          </table:table-cell>
          <table:table-cell office:value-type="float" office:value="92" table:formula="of:=[.D31]-[.D30]" table:style-name="ce1">
            <text:p>92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6820" table:formula="of:=[Dati.J32]" table:style-name="ce4">
            <text:p>6820</text:p>
          </table:table-cell>
          <table:table-cell office:value-type="float" office:value="743" table:formula="of:=[.B32]-[.B31]" table:style-name="ce1">
            <text:p>743</text:p>
          </table:table-cell>
          <table:table-cell office:value-type="float" office:value="142" table:formula="of:=[.C32]-[.C31]" table:style-name="ce1">
            <text:p>142</text:p>
          </table:table-cell>
          <table:table-cell office:value-type="float" office:value="192" table:formula="of:=[.D32]-[.D31]" table:style-name="ce1">
            <text:p>192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7503" table:formula="of:=[Dati.J33]" table:style-name="ce4">
            <text:p>7503</text:p>
          </table:table-cell>
          <table:table-cell office:value-type="float" office:value="683" table:formula="of:=[.B33]-[.B32]" table:style-name="ce1">
            <text:p>683</text:p>
          </table:table-cell>
          <table:table-cell office:value-type="float" office:value="-60" table:formula="of:=[.C33]-[.C32]" table:style-name="ce1">
            <text:p>-60</text:p>
          </table:table-cell>
          <table:table-cell office:value-type="float" office:value="-202" table:formula="of:=[.D33]-[.D32]" table:style-name="ce1">
            <text:p>-202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8165" table:formula="of:=[Dati.J34]" table:style-name="ce4">
            <text:p>8165</text:p>
          </table:table-cell>
          <table:table-cell office:value-type="float" office:value="662" table:formula="of:=[.B34]-[.B33]" table:style-name="ce1">
            <text:p>662</text:p>
          </table:table-cell>
          <table:table-cell office:value-type="float" office:value="-21" table:formula="of:=[.C34]-[.C33]" table:style-name="ce1">
            <text:p>-21</text:p>
          </table:table-cell>
          <table:table-cell office:value-type="float" office:value="39" table:formula="of:=[.D34]-[.D33]" table:style-name="ce1">
            <text:p>39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9134" table:formula="of:=[Dati.J35]" table:style-name="ce4">
            <text:p>9134</text:p>
          </table:table-cell>
          <table:table-cell office:value-type="float" office:value="969" table:formula="of:=[.B35]-[.B34]" table:style-name="ce1">
            <text:p>969</text:p>
          </table:table-cell>
          <table:table-cell office:value-type="float" office:value="307" table:formula="of:=[.C35]-[.C34]" table:style-name="ce1">
            <text:p>307</text:p>
          </table:table-cell>
          <table:table-cell office:value-type="float" office:value="328" table:formula="of:=[.D35]-[.D34]" table:style-name="ce1">
            <text:p>328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10023" table:formula="of:=[Dati.J36]" table:style-name="ce4">
            <text:p>10023</text:p>
          </table:table-cell>
          <table:table-cell office:value-type="float" office:value="889" table:formula="of:=[.B36]-[.B35]" table:style-name="ce1">
            <text:p>889</text:p>
          </table:table-cell>
          <table:table-cell office:value-type="float" office:value="-80" table:formula="of:=[.C36]-[.C35]" table:style-name="ce1">
            <text:p>-80</text:p>
          </table:table-cell>
          <table:table-cell office:value-type="float" office:value="-387" table:formula="of:=[.D36]-[.D35]" table:style-name="ce1">
            <text:p>-387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8" draw:style-name="a8" draw:name="Grafico 1" svg:x="7.01063in" svg:y="0.13622in" svg:width="6.29567in" svg:height="3.54488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Grafico 2" svg:x="7.01063in" svg:y="4.01575in" svg:width="6.29528in" svg:height="3.54488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11335" table:formula="of:=[Dati.E23]" table:style-name="ce4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12876" table:formula="of:=[Dati.E24]" table:style-name="ce4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14954" table:formula="of:=[Dati.E25]" table:style-name="ce4">
            <text:p>14954</text:p>
          </table:table-cell>
          <table:table-cell office:value-type="float" office:value="2078" table:formula="of:=[.B25]-[.B24]" table:style-name="ce1">
            <text:p>2078</text:p>
          </table:table-cell>
          <table:table-cell office:value-type="float" office:value="537" table:formula="of:=[.C25]-[.C24]" table:style-name="ce1">
            <text:p>537</text:p>
          </table:table-cell>
          <table:table-cell office:value-type="float" office:value="441" table:formula="of:=[.D25]-[.D24]" table:style-name="ce1">
            <text:p>441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16620" table:formula="of:=[Dati.E26]" table:style-name="ce4">
            <text:p>16620</text:p>
          </table:table-cell>
          <table:table-cell office:value-type="float" office:value="1666" table:formula="of:=[.B26]-[.B25]" table:style-name="ce1">
            <text:p>1666</text:p>
          </table:table-cell>
          <table:table-cell office:value-type="float" office:value="-412" table:formula="of:=[.C26]-[.C25]" table:style-name="ce1">
            <text:p>-412</text:p>
          </table:table-cell>
          <table:table-cell office:value-type="float" office:value="-949" table:formula="of:=[.D26]-[.D25]" table:style-name="ce1">
            <text:p>-949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18255" table:formula="of:=[Dati.E27]" table:style-name="ce4">
            <text:p>18255</text:p>
          </table:table-cell>
          <table:table-cell office:value-type="float" office:value="1635" table:formula="of:=[.B27]-[.B26]" table:style-name="ce1">
            <text:p>1635</text:p>
          </table:table-cell>
          <table:table-cell office:value-type="float" office:value="-31" table:formula="of:=[.C27]-[.C26]" table:style-name="ce1">
            <text:p>-31</text:p>
          </table:table-cell>
          <table:table-cell office:value-type="float" office:value="381" table:formula="of:=[.D27]-[.D26]" table:style-name="ce1">
            <text:p>381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18675" table:formula="of:=[Dati.E28]" table:style-name="ce4">
            <text:p>18675</text:p>
          </table:table-cell>
          <table:table-cell office:value-type="float" office:value="420" table:formula="of:=[.B28]-[.B27]" table:style-name="ce1">
            <text:p>420</text:p>
          </table:table-cell>
          <table:table-cell office:value-type="float" office:value="-1215" table:formula="of:=[.C28]-[.C27]" table:style-name="ce1">
            <text:p>-1215</text:p>
          </table:table-cell>
          <table:table-cell office:value-type="float" office:value="-1184" table:formula="of:=[.D28]-[.D27]" table:style-name="ce1">
            <text:p>-1184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20565" table:formula="of:=[Dati.E29]" table:style-name="ce4">
            <text:p>20565</text:p>
          </table:table-cell>
          <table:table-cell office:value-type="float" office:value="1890" table:formula="of:=[.B29]-[.B28]" table:style-name="ce1">
            <text:p>1890</text:p>
          </table:table-cell>
          <table:table-cell office:value-type="float" office:value="1470" table:formula="of:=[.C29]-[.C28]" table:style-name="ce1">
            <text:p>1470</text:p>
          </table:table-cell>
          <table:table-cell office:value-type="float" office:value="2685" table:formula="of:=[.D29]-[.D28]" table:style-name="ce1">
            <text:p>2685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22855" table:formula="of:=[Dati.E30]" table:style-name="ce4">
            <text:p>22855</text:p>
          </table:table-cell>
          <table:table-cell office:value-type="float" office:value="2290" table:formula="of:=[.B30]-[.B29]" table:style-name="ce1">
            <text:p>2290</text:p>
          </table:table-cell>
          <table:table-cell office:value-type="float" office:value="400" table:formula="of:=[.C30]-[.C29]" table:style-name="ce1">
            <text:p>400</text:p>
          </table:table-cell>
          <table:table-cell office:value-type="float" office:value="-1070" table:formula="of:=[.D30]-[.D29]" table:style-name="ce1">
            <text:p>-1070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23896" table:formula="of:=[Dati.E31]" table:style-name="ce4">
            <text:p>23896</text:p>
          </table:table-cell>
          <table:table-cell office:value-type="float" office:value="1041" table:formula="of:=[.B31]-[.B30]" table:style-name="ce1">
            <text:p>1041</text:p>
          </table:table-cell>
          <table:table-cell office:value-type="float" office:value="-1249" table:formula="of:=[.C31]-[.C30]" table:style-name="ce1">
            <text:p>-1249</text:p>
          </table:table-cell>
          <table:table-cell office:value-type="float" office:value="-1649" table:formula="of:=[.D31]-[.D30]" table:style-name="ce1">
            <text:p>-1649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25333" table:formula="of:=[Dati.E32]" table:style-name="ce4">
            <text:p>25333</text:p>
          </table:table-cell>
          <table:table-cell office:value-type="float" office:value="1437" table:formula="of:=[.B32]-[.B31]" table:style-name="ce1">
            <text:p>1437</text:p>
          </table:table-cell>
          <table:table-cell office:value-type="float" office:value="396" table:formula="of:=[.C32]-[.C31]" table:style-name="ce1">
            <text:p>396</text:p>
          </table:table-cell>
          <table:table-cell office:value-type="float" office:value="1645" table:formula="of:=[.D32]-[.D31]" table:style-name="ce1">
            <text:p>1645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26601" table:formula="of:=[Dati.E33]" table:style-name="ce4">
            <text:p>26601</text:p>
          </table:table-cell>
          <table:table-cell office:value-type="float" office:value="1268" table:formula="of:=[.B33]-[.B32]" table:style-name="ce1">
            <text:p>1268</text:p>
          </table:table-cell>
          <table:table-cell office:value-type="float" office:value="-169" table:formula="of:=[.C33]-[.C32]" table:style-name="ce1">
            <text:p>-169</text:p>
          </table:table-cell>
          <table:table-cell office:value-type="float" office:value="-565" table:formula="of:=[.D33]-[.D32]" table:style-name="ce1">
            <text:p>-565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28365" table:formula="of:=[Dati.E34]" table:style-name="ce4">
            <text:p>28365</text:p>
          </table:table-cell>
          <table:table-cell office:value-type="float" office:value="1764" table:formula="of:=[.B34]-[.B33]" table:style-name="ce1">
            <text:p>1764</text:p>
          </table:table-cell>
          <table:table-cell office:value-type="float" office:value="496" table:formula="of:=[.C34]-[.C33]" table:style-name="ce1">
            <text:p>496</text:p>
          </table:table-cell>
          <table:table-cell office:value-type="float" office:value="665" table:formula="of:=[.D34]-[.D33]" table:style-name="ce1">
            <text:p>665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29761" table:formula="of:=[Dati.E35]" table:style-name="ce4">
            <text:p>29761</text:p>
          </table:table-cell>
          <table:table-cell office:value-type="float" office:value="1396" table:formula="of:=[.B35]-[.B34]" table:style-name="ce1">
            <text:p>1396</text:p>
          </table:table-cell>
          <table:table-cell office:value-type="float" office:value="-368" table:formula="of:=[.C35]-[.C34]" table:style-name="ce1">
            <text:p>-368</text:p>
          </table:table-cell>
          <table:table-cell office:value-type="float" office:value="-864" table:formula="of:=[.D35]-[.D34]" table:style-name="ce1">
            <text:p>-864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30532" table:formula="of:=[Dati.E36]" table:style-name="ce4">
            <text:p>30532</text:p>
          </table:table-cell>
          <table:table-cell office:value-type="float" office:value="771" table:formula="of:=[.B36]-[.B35]" table:style-name="ce1">
            <text:p>771</text:p>
          </table:table-cell>
          <table:table-cell office:value-type="float" office:value="-625" table:formula="of:=[.C36]-[.C35]" table:style-name="ce1">
            <text:p>-625</text:p>
          </table:table-cell>
          <table:table-cell office:value-type="float" office:value="-257" table:formula="of:=[.D36]-[.D35]" table:style-name="ce1">
            <text:p>-257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10" draw:style-name="a10" draw:name="Grafico 1" svg:x="6.86496in" svg:y="0.34252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Grafico 2" svg:x="6.94016in" svg:y="3.93898in" svg:width="6.29882in" svg:height="3.54291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9268" table:formula="of:=[Dati.F23]" table:style-name="ce4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10197" table:formula="of:=[Dati.F24]" table:style-name="ce4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11108" table:formula="of:=[Dati.F25]" table:style-name="ce4">
            <text:p>11108</text:p>
          </table:table-cell>
          <table:table-cell office:value-type="float" office:value="911" table:formula="of:=[.B25]-[.B24]" table:style-name="ce1">
            <text:p>911</text:p>
          </table:table-cell>
          <table:table-cell office:value-type="float" office:value="-18" table:formula="of:=[.C25]-[.C24]" table:style-name="ce1">
            <text:p>-18</text:p>
          </table:table-cell>
          <table:table-cell office:value-type="float" office:value="461" table:formula="of:=[.D25]-[.D24]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12090" table:formula="of:=[Dati.F26]" table:style-name="ce4">
            <text:p>12090</text:p>
          </table:table-cell>
          <table:table-cell office:value-type="float" office:value="982" table:formula="of:=[.B26]-[.B25]" table:style-name="ce1">
            <text:p>982</text:p>
          </table:table-cell>
          <table:table-cell office:value-type="float" office:value="71" table:formula="of:=[.C26]-[.C25]" table:style-name="ce1">
            <text:p>71</text:p>
          </table:table-cell>
          <table:table-cell office:value-type="float" office:value="89" table:formula="of:=[.D26]-[.D25]" table:style-name="ce1">
            <text:p>89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14935" table:formula="of:=[Dati.F27]" table:style-name="ce4">
            <text:p>14935</text:p>
          </table:table-cell>
          <table:table-cell office:value-type="float" office:value="2845" table:formula="of:=[.B27]-[.B26]" table:style-name="ce1">
            <text:p>2845</text:p>
          </table:table-cell>
          <table:table-cell office:value-type="float" office:value="1863" table:formula="of:=[.C27]-[.C26]" table:style-name="ce1">
            <text:p>1863</text:p>
          </table:table-cell>
          <table:table-cell office:value-type="float" office:value="1792" table:formula="of:=[.D27]-[.D26]" table:style-name="ce1">
            <text:p>1792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19185" table:formula="of:=[Dati.F28]" table:style-name="ce4">
            <text:p>19185</text:p>
          </table:table-cell>
          <table:table-cell office:value-type="float" office:value="4250" table:formula="of:=[.B28]-[.B27]" table:style-name="ce1">
            <text:p>4250</text:p>
          </table:table-cell>
          <table:table-cell office:value-type="float" office:value="1405" table:formula="of:=[.C28]-[.C27]" table:style-name="ce1">
            <text:p>1405</text:p>
          </table:table-cell>
          <table:table-cell office:value-type="float" office:value="-458" table:formula="of:=[.D28]-[.D27]" table:style-name="ce1">
            <text:p>-458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22116" table:formula="of:=[Dati.F29]" table:style-name="ce4">
            <text:p>22116</text:p>
          </table:table-cell>
          <table:table-cell office:value-type="float" office:value="2931" table:formula="of:=[.B29]-[.B28]" table:style-name="ce1">
            <text:p>2931</text:p>
          </table:table-cell>
          <table:table-cell office:value-type="float" office:value="-1319" table:formula="of:=[.C29]-[.C28]" table:style-name="ce1">
            <text:p>-1319</text:p>
          </table:table-cell>
          <table:table-cell office:value-type="float" office:value="-2724" table:formula="of:=[.D29]-[.D28]" table:style-name="ce1">
            <text:p>-2724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23783" table:formula="of:=[Dati.F30]" table:style-name="ce4">
            <text:p>23783</text:p>
          </table:table-cell>
          <table:table-cell office:value-type="float" office:value="1667" table:formula="of:=[.B30]-[.B29]" table:style-name="ce1">
            <text:p>1667</text:p>
          </table:table-cell>
          <table:table-cell office:value-type="float" office:value="-1264" table:formula="of:=[.C30]-[.C29]" table:style-name="ce1">
            <text:p>-1264</text:p>
          </table:table-cell>
          <table:table-cell office:value-type="float" office:value="55" table:formula="of:=[.D30]-[.D29]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26522" table:formula="of:=[Dati.F31]" table:style-name="ce4">
            <text:p>26522</text:p>
          </table:table-cell>
          <table:table-cell office:value-type="float" office:value="2739" table:formula="of:=[.B31]-[.B30]" table:style-name="ce1">
            <text:p>2739</text:p>
          </table:table-cell>
          <table:table-cell office:value-type="float" office:value="1072" table:formula="of:=[.C31]-[.C30]" table:style-name="ce1">
            <text:p>1072</text:p>
          </table:table-cell>
          <table:table-cell office:value-type="float" office:value="2336" table:formula="of:=[.D31]-[.D30]" table:style-name="ce1">
            <text:p>2336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28697" table:formula="of:=[Dati.F32]" table:style-name="ce4">
            <text:p>28697</text:p>
          </table:table-cell>
          <table:table-cell office:value-type="float" office:value="2175" table:formula="of:=[.B32]-[.B31]" table:style-name="ce1">
            <text:p>2175</text:p>
          </table:table-cell>
          <table:table-cell office:value-type="float" office:value="-564" table:formula="of:=[.C32]-[.C31]" table:style-name="ce1">
            <text:p>-564</text:p>
          </table:table-cell>
          <table:table-cell office:value-type="float" office:value="-1636" table:formula="of:=[.D32]-[.D31]" table:style-name="ce1">
            <text:p>-1636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30920" table:formula="of:=[Dati.F33]" table:style-name="ce4">
            <text:p>30920</text:p>
          </table:table-cell>
          <table:table-cell office:value-type="float" office:value="2223" table:formula="of:=[.B33]-[.B32]" table:style-name="ce1">
            <text:p>2223</text:p>
          </table:table-cell>
          <table:table-cell office:value-type="float" office:value="48" table:formula="of:=[.C33]-[.C32]" table:style-name="ce1">
            <text:p>48</text:p>
          </table:table-cell>
          <table:table-cell office:value-type="float" office:value="612" table:formula="of:=[.D33]-[.D32]" table:style-name="ce1">
            <text:p>612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33648" table:formula="of:=[Dati.F34]" table:style-name="ce4">
            <text:p>33648</text:p>
          </table:table-cell>
          <table:table-cell office:value-type="float" office:value="2728" table:formula="of:=[.B34]-[.B33]" table:style-name="ce1">
            <text:p>2728</text:p>
          </table:table-cell>
          <table:table-cell office:value-type="float" office:value="505" table:formula="of:=[.C34]-[.C33]" table:style-name="ce1">
            <text:p>505</text:p>
          </table:table-cell>
          <table:table-cell office:value-type="float" office:value="457" table:formula="of:=[.D34]-[.D33]" table:style-name="ce1">
            <text:p>457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36653" table:formula="of:=[Dati.F35]" table:style-name="ce4">
            <text:p>36653</text:p>
          </table:table-cell>
          <table:table-cell office:value-type="float" office:value="3005" table:formula="of:=[.B35]-[.B34]" table:style-name="ce1">
            <text:p>3005</text:p>
          </table:table-cell>
          <table:table-cell office:value-type="float" office:value="277" table:formula="of:=[.C35]-[.C34]" table:style-name="ce1">
            <text:p>277</text:p>
          </table:table-cell>
          <table:table-cell office:value-type="float" office:value="-228" table:formula="of:=[.D35]-[.D34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39533" table:formula="of:=[Dati.F36]" table:style-name="ce4">
            <text:p>39533</text:p>
          </table:table-cell>
          <table:table-cell office:value-type="float" office:value="2880" table:formula="of:=[.B36]-[.B35]" table:style-name="ce1">
            <text:p>2880</text:p>
          </table:table-cell>
          <table:table-cell office:value-type="float" office:value="-125" table:formula="of:=[.C36]-[.C35]" table:style-name="ce1">
            <text:p>-125</text:p>
          </table:table-cell>
          <table:table-cell office:value-type="float" office:value="-402" table:formula="of:=[.D36]-[.D35]" table:style-name="ce1">
            <text:p>-402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2" draw:style-name="a12" draw:name="Grafico 1" svg:x="6.20354in" svg:y="0in" svg:width="6.29409in" svg:height="3.54449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Grafico 2" svg:x="6.31332in" svg:y="3.51765in" svg:width="6.29449in" svg:height="3.54488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21" table:default-cell-style-name="ce1"/>
        <table:table-column table:style-name="co22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4" table:style-name="ce1"/>
          <table:table-cell table:style-name="ce1">
            <draw:frame draw:z-index="3" draw:id="id14" draw:style-name="a14" draw:name="Grafico 3" svg:x="0.72083in" svg:y="0.15417in" svg:width="6.2875in" svg:height="3.0291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20603" table:formula="of:=[Dati.G23]" table:style-name="ce4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3073" table:formula="of:=[Dati.G24]" table:style-name="ce4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6062" table:formula="of:=[Dati.G25]" table:style-name="ce4">
            <text:p>26062</text:p>
          </table:table-cell>
          <table:table-cell office:value-type="float" office:value="2989" table:formula="of:=[.B25]-[.B24]" table:style-name="ce1">
            <text:p>2989</text:p>
          </table:table-cell>
          <table:table-cell office:value-type="float" office:value="519" table:formula="of:=[.C25]-[.C24]" table:style-name="ce1">
            <text:p>519</text:p>
          </table:table-cell>
          <table:table-cell office:value-type="float" office:value="902" table:formula="of:=[.D25]-[.D24]" table:style-name="ce1">
            <text:p>902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28710" table:formula="of:=[Dati.G26]" table:style-name="ce4">
            <text:p>28710</text:p>
          </table:table-cell>
          <table:table-cell office:value-type="float" office:value="2648" table:formula="of:=[.B26]-[.B25]" table:style-name="ce1">
            <text:p>2648</text:p>
          </table:table-cell>
          <table:table-cell office:value-type="float" office:value="-341" table:formula="of:=[.C26]-[.C25]" table:style-name="ce1">
            <text:p>-341</text:p>
          </table:table-cell>
          <table:table-cell office:value-type="float" office:value="-860" table:formula="of:=[.D26]-[.D25]" table:style-name="ce1">
            <text:p>-860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33190" table:formula="of:=[Dati.G27]" table:style-name="ce4">
            <text:p>33190</text:p>
          </table:table-cell>
          <table:table-cell office:value-type="float" office:value="4480" table:formula="of:=[.B27]-[.B26]" table:style-name="ce1">
            <text:p>4480</text:p>
          </table:table-cell>
          <table:table-cell office:value-type="float" office:value="1832" table:formula="of:=[.C27]-[.C26]" table:style-name="ce1">
            <text:p>1832</text:p>
          </table:table-cell>
          <table:table-cell office:value-type="float" office:value="2173" table:formula="of:=[.D27]-[.D26]" table:style-name="ce1">
            <text:p>2173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37860" table:formula="of:=[Dati.G28]" table:style-name="ce4">
            <text:p>37860</text:p>
          </table:table-cell>
          <table:table-cell office:value-type="float" office:value="4670" table:formula="of:=[.B28]-[.B27]" table:style-name="ce1">
            <text:p>4670</text:p>
          </table:table-cell>
          <table:table-cell office:value-type="float" office:value="190" table:formula="of:=[.C28]-[.C27]" table:style-name="ce1">
            <text:p>190</text:p>
          </table:table-cell>
          <table:table-cell office:value-type="float" office:value="-1642" table:formula="of:=[.D28]-[.D27]" table:style-name="ce1">
            <text:p>-1642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42681" table:formula="of:=[Dati.G29]" table:style-name="ce4">
            <text:p>42681</text:p>
          </table:table-cell>
          <table:table-cell office:value-type="float" office:value="4821" table:formula="of:=[.B29]-[.B28]" table:style-name="ce1">
            <text:p>4821</text:p>
          </table:table-cell>
          <table:table-cell office:value-type="float" office:value="151" table:formula="of:=[.C29]-[.C28]" table:style-name="ce1">
            <text:p>151</text:p>
          </table:table-cell>
          <table:table-cell office:value-type="float" office:value="-39" table:formula="of:=[.D29]-[.D2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46638" table:formula="of:=[Dati.G30]" table:style-name="ce4">
            <text:p>46638</text:p>
          </table:table-cell>
          <table:table-cell office:value-type="float" office:value="3957" table:formula="of:=[.B30]-[.B29]" table:style-name="ce1">
            <text:p>3957</text:p>
          </table:table-cell>
          <table:table-cell office:value-type="float" office:value="-864" table:formula="of:=[.C30]-[.C29]" table:style-name="ce1">
            <text:p>-864</text:p>
          </table:table-cell>
          <table:table-cell office:value-type="float" office:value="-1015" table:formula="of:=[.D30]-[.D29]" table:style-name="ce1">
            <text:p>-101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50418" table:formula="of:=[Dati.G31]" table:style-name="ce4">
            <text:p>50418</text:p>
          </table:table-cell>
          <table:table-cell office:value-type="float" office:value="3780" table:formula="of:=[.B31]-[.B30]" table:style-name="ce1">
            <text:p>3780</text:p>
          </table:table-cell>
          <table:table-cell office:value-type="float" office:value="-177" table:formula="of:=[.C31]-[.C30]" table:style-name="ce1">
            <text:p>-177</text:p>
          </table:table-cell>
          <table:table-cell office:value-type="float" office:value="687" table:formula="of:=[.D31]-[.D30]" table:style-name="ce1">
            <text:p>687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54030" table:formula="of:=[Dati.G32]" table:style-name="ce4">
            <text:p>54030</text:p>
          </table:table-cell>
          <table:table-cell office:value-type="float" office:value="3612" table:formula="of:=[.B32]-[.B31]" table:style-name="ce1">
            <text:p>3612</text:p>
          </table:table-cell>
          <table:table-cell office:value-type="float" office:value="-168" table:formula="of:=[.C32]-[.C31]" table:style-name="ce1">
            <text:p>-168</text:p>
          </table:table-cell>
          <table:table-cell office:value-type="float" office:value="9" table:formula="of:=[.D32]-[.D31]" table:style-name="ce1">
            <text:p>9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57521" table:formula="of:=[Dati.G33]" table:style-name="ce4">
            <text:p>57521</text:p>
          </table:table-cell>
          <table:table-cell office:value-type="float" office:value="3491" table:formula="of:=[.B33]-[.B32]" table:style-name="ce1">
            <text:p>3491</text:p>
          </table:table-cell>
          <table:table-cell office:value-type="float" office:value="-121" table:formula="of:=[.C33]-[.C32]" table:style-name="ce1">
            <text:p>-121</text:p>
          </table:table-cell>
          <table:table-cell office:value-type="float" office:value="47" table:formula="of:=[.D33]-[.D32]" table:style-name="ce1">
            <text:p>47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62013" table:formula="of:=[Dati.G34]" table:style-name="ce4">
            <text:p>62013</text:p>
          </table:table-cell>
          <table:table-cell office:value-type="float" office:value="4492" table:formula="of:=[.B34]-[.B33]" table:style-name="ce1">
            <text:p>4492</text:p>
          </table:table-cell>
          <table:table-cell office:value-type="float" office:value="1001" table:formula="of:=[.C34]-[.C33]" table:style-name="ce1">
            <text:p>1001</text:p>
          </table:table-cell>
          <table:table-cell office:value-type="float" office:value="1122" table:formula="of:=[.D34]-[.D33]" table:style-name="ce1">
            <text:p>1122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66414" table:formula="of:=[Dati.G35]" table:style-name="ce4">
            <text:p>66414</text:p>
          </table:table-cell>
          <table:table-cell office:value-type="float" office:value="4401" table:formula="of:=[.B35]-[.B34]" table:style-name="ce1">
            <text:p>4401</text:p>
          </table:table-cell>
          <table:table-cell office:value-type="float" office:value="-91" table:formula="of:=[.C35]-[.C34]" table:style-name="ce1">
            <text:p>-91</text:p>
          </table:table-cell>
          <table:table-cell office:value-type="float" office:value="-1092" table:formula="of:=[.D35]-[.D34]" table:style-name="ce1">
            <text:p>-1092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70065" table:formula="of:=[Dati.G36]" table:style-name="ce4">
            <text:p>70065</text:p>
          </table:table-cell>
          <table:table-cell office:value-type="float" office:value="3651" table:formula="of:=[.B36]-[.B35]" table:style-name="ce1">
            <text:p>3651</text:p>
          </table:table-cell>
          <table:table-cell office:value-type="float" office:value="-750" table:formula="of:=[.C36]-[.C35]" table:style-name="ce1">
            <text:p>-750</text:p>
          </table:table-cell>
          <table:table-cell office:value-type="float" office:value="-659" table:formula="of:=[.D36]-[.D35]" table:style-name="ce1">
            <text:p>-659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Tamponi" table:style-name="ta3">
        <table:table-column table:style-name="co14" table:default-cell-style-name="ce1"/>
        <table:table-column table:style-name="co23" table:default-cell-style-name="ce1"/>
        <table:table-column table:style-name="co12" table:number-columns-repeated="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2" table:number-columns-repeated="16374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amponi</text:p>
          </table:table-cell>
          <table:table-cell office:value-type="string" table:style-name="ce5">
            <text:p>d1</text:p>
          </table:table-cell>
          <table:table-cell office:value-type="string" table:style-name="ce5">
            <text:p>d2</text:p>
          </table:table-cell>
          <table:table-cell table:style-name="ce5"/>
          <table:table-cell table:style-name="ce1"/>
          <table:table-cell office:value-type="string" table:style-name="ce5">
            <text:p>tamp/casi tot</text:p>
          </table:table-cell>
          <table:table-cell office:value-type="string" table:style-name="ce5">
            <text:p>tamp/positivi</text:p>
          </table:table-cell>
          <table:table-cell office:value-type="string" table:style-name="ce5">
            <text:p>casi tot/tamp %</text:p>
          </table:table-cell>
          <table:table-cell office:value-type="string" table:style-name="ce5">
            <text:p>positivi/ tamp %</text:p>
          </table:table-cell>
          <table:table-cell table:style-name="ce1">
            <draw:frame draw:z-index="1" draw:id="id15" draw:style-name="a15" draw:name="Grafico 3" svg:x="0.50417in" svg:y="0.12083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6" draw:style-name="a16" draw:name="Grafico 2" svg:x="0.6375in" svg:y="0.15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00:00:00" table:style-name="ce3">
            <text:p>24/2</text:p>
          </table:table-cell>
          <table:table-cell office:value-type="float" office:value="4324" table:style-name="ce4">
            <text:p>4324</text:p>
          </table:table-cell>
          <table:table-cell table:number-columns-repeated="4" table:style-name="ce1"/>
          <table:table-cell office:value-type="float" office:value="18.882096069868997" table:formula="of:=[.B3]/[Casi_totali.B3]" table:style-name="ce6">
            <text:p>18,88</text:p>
          </table:table-cell>
          <table:table-cell office:value-type="float" office:value="19.565610859728508" table:formula="of:=[.B3]/[Positivi.B3]" table:style-name="ce6">
            <text:p>19,57</text:p>
          </table:table-cell>
          <table:table-cell office:value-type="float" office:value="5.2960222016651244" table:formula="of:=100/[.G3]" table:style-name="ce7">
            <text:p>5,3</text:p>
          </table:table-cell>
          <table:table-cell office:value-type="float" office:value="5.1110083256244216" table:formula="of:=100/[.H3]" table:style-name="ce7">
            <text:p>5,1</text:p>
          </table:table-cell>
          <table:table-cell table:number-columns-repeated="16374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8623" table:style-name="ce4">
            <text:p>8623</text:p>
          </table:table-cell>
          <table:table-cell office:value-type="float" office:value="4299" table:formula="of:=[.B4]-[.B3]" table:style-name="ce1">
            <text:p>4299</text:p>
          </table:table-cell>
          <table:table-cell table:number-columns-repeated="3" table:style-name="ce1"/>
          <table:table-cell office:value-type="float" office:value="26.779503105590063" table:formula="of:=[.B4]/[Casi_totali.B4]" table:style-name="ce6">
            <text:p>26,78</text:p>
          </table:table-cell>
          <table:table-cell office:value-type="float" office:value="27.726688102893892" table:formula="of:=[.B4]/[Positivi.B4]" table:style-name="ce6">
            <text:p>27,73</text:p>
          </table:table-cell>
          <table:table-cell office:value-type="float" office:value="3.7341992346051258" table:formula="of:=100/[.G4]" table:style-name="ce7">
            <text:p>3,7</text:p>
          </table:table-cell>
          <table:table-cell office:value-type="float" office:value="3.6066334222428389" table:formula="of:=100/[.H4]" table:style-name="ce7">
            <text:p>3,6</text:p>
          </table:table-cell>
          <table:table-cell table:number-columns-repeated="16374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9587" table:style-name="ce4">
            <text:p>9587</text:p>
          </table:table-cell>
          <table:table-cell office:value-type="float" office:value="964" table:formula="of:=[.B5]-[.B4]" table:style-name="ce1">
            <text:p>964</text:p>
          </table:table-cell>
          <table:table-cell office:value-type="float" office:value="-3335" table:formula="of:=[.C5]-[.C4]" table:style-name="ce1">
            <text:p>-3335</text:p>
          </table:table-cell>
          <table:table-cell table:number-columns-repeated="2" table:style-name="ce1"/>
          <table:table-cell office:value-type="float" office:value="23.967500000000001" table:formula="of:=[.B5]/[Casi_totali.B5]" table:style-name="ce6">
            <text:p>23,97</text:p>
          </table:table-cell>
          <table:table-cell office:value-type="float" office:value="24.9012987012987" table:formula="of:=[.B5]/[Positivi.B5]" table:style-name="ce6">
            <text:p>24,90</text:p>
          </table:table-cell>
          <table:table-cell office:value-type="float" office:value="4.1723166788359238" table:formula="of:=100/[.G5]" table:style-name="ce7">
            <text:p>4,2</text:p>
          </table:table-cell>
          <table:table-cell office:value-type="float" office:value="4.0158548033795771" table:formula="of:=100/[.H5]" table:style-name="ce7">
            <text:p>4,0</text:p>
          </table:table-cell>
          <table:table-cell table:number-columns-repeated="16374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12014" table:style-name="ce4">
            <text:p>12014</text:p>
          </table:table-cell>
          <table:table-cell office:value-type="float" office:value="2427" table:formula="of:=[.B6]-[.B5]" table:style-name="ce1">
            <text:p>2427</text:p>
          </table:table-cell>
          <table:table-cell office:value-type="float" office:value="1463" table:formula="of:=[.C6]-[.C5]" table:style-name="ce1">
            <text:p>1463</text:p>
          </table:table-cell>
          <table:table-cell table:number-columns-repeated="2" table:style-name="ce1"/>
          <table:table-cell office:value-type="float" office:value="18.483076923076922" table:formula="of:=[.B6]/[Casi_totali.B6]" table:style-name="ce6">
            <text:p>18,48</text:p>
          </table:table-cell>
          <table:table-cell office:value-type="float" office:value="20.431972789115648" table:formula="of:=[.B6]/[Positivi.B6]" table:style-name="ce6">
            <text:p>20,43</text:p>
          </table:table-cell>
          <table:table-cell office:value-type="float" office:value="5.4103545863159654" table:formula="of:=100/[.G6]" table:style-name="ce7">
            <text:p>5,4</text:p>
          </table:table-cell>
          <table:table-cell office:value-type="float" office:value="4.8942899950058258" table:formula="of:=100/[.H6]" table:style-name="ce7">
            <text:p>4,9</text:p>
          </table:table-cell>
          <table:table-cell table:number-columns-repeated="16374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15695" table:style-name="ce4">
            <text:p>15695</text:p>
          </table:table-cell>
          <table:table-cell office:value-type="float" office:value="3681" table:formula="of:=[.B7]-[.B6]" table:style-name="ce1">
            <text:p>3681</text:p>
          </table:table-cell>
          <table:table-cell office:value-type="float" office:value="1254" table:formula="of:=[.C7]-[.C6]" table:style-name="ce1">
            <text:p>1254</text:p>
          </table:table-cell>
          <table:table-cell table:number-columns-repeated="2" table:style-name="ce1"/>
          <table:table-cell office:value-type="float" office:value="17.67454954954955" table:formula="of:=[.B7]/[Casi_totali.B7]" table:style-name="ce6">
            <text:p>17,67</text:p>
          </table:table-cell>
          <table:table-cell office:value-type="float" office:value="19.116930572472594" table:formula="of:=[.B7]/[Positivi.B7]" table:style-name="ce6">
            <text:p>19,12</text:p>
          </table:table-cell>
          <table:table-cell office:value-type="float" office:value="5.6578528193692259" table:formula="of:=100/[.G7]" table:style-name="ce7">
            <text:p>5,7</text:p>
          </table:table-cell>
          <table:table-cell office:value-type="float" office:value="5.2309652755654668" table:formula="of:=100/[.H7]" table:style-name="ce7">
            <text:p>5,2</text:p>
          </table:table-cell>
          <table:table-cell table:number-columns-repeated="16374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18661" table:style-name="ce4">
            <text:p>18661</text:p>
          </table:table-cell>
          <table:table-cell office:value-type="float" office:value="2966" table:formula="of:=[.B8]-[.B7]" table:style-name="ce1">
            <text:p>2966</text:p>
          </table:table-cell>
          <table:table-cell office:value-type="float" office:value="-715" table:formula="of:=[.C8]-[.C7]" table:style-name="ce1">
            <text:p>-715</text:p>
          </table:table-cell>
          <table:table-cell table:number-columns-repeated="2" table:style-name="ce1"/>
          <table:table-cell office:value-type="float" office:value="16.543439716312058" table:formula="of:=[.B8]/[Casi_totali.B8]" table:style-name="ce6">
            <text:p>16,54</text:p>
          </table:table-cell>
          <table:table-cell office:value-type="float" office:value="17.789323164918969" table:formula="of:=[.B8]/[Positivi.B8]" table:style-name="ce6">
            <text:p>17,79</text:p>
          </table:table-cell>
          <table:table-cell office:value-type="float" office:value="6.0446921386849572" table:formula="of:=100/[.G8]" table:style-name="ce7">
            <text:p>6,0</text:p>
          </table:table-cell>
          <table:table-cell office:value-type="float" office:value="5.6213493381919513" table:formula="of:=100/[.H8]" table:style-name="ce7">
            <text:p>5,6</text:p>
          </table:table-cell>
          <table:table-cell table:number-columns-repeated="16374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21127" table:style-name="ce4">
            <text:p>21127</text:p>
          </table:table-cell>
          <table:table-cell office:value-type="float" office:value="2466" table:formula="of:=[.B9]-[.B8]" table:style-name="ce1">
            <text:p>2466</text:p>
          </table:table-cell>
          <table:table-cell office:value-type="float" office:value="-500" table:formula="of:=[.C9]-[.C8]" table:style-name="ce1">
            <text:p>-500</text:p>
          </table:table-cell>
          <table:table-cell table:number-columns-repeated="2" table:style-name="ce1"/>
          <table:table-cell office:value-type="float" office:value="12.471664698937426" table:formula="of:=[.B9]/[Casi_totali.B9]" table:style-name="ce6">
            <text:p>12,47</text:p>
          </table:table-cell>
          <table:table-cell office:value-type="float" office:value="13.396956246036778" table:formula="of:=[.B9]/[Positivi.B9]" table:style-name="ce6">
            <text:p>13,40</text:p>
          </table:table-cell>
          <table:table-cell office:value-type="float" office:value="8.0181757940076679" table:formula="of:=100/[.G9]" table:style-name="ce7">
            <text:p>8,0</text:p>
          </table:table-cell>
          <table:table-cell office:value-type="float" office:value="7.4643820703365362" table:formula="of:=100/[.H9]" table:style-name="ce7">
            <text:p>7,5</text:p>
          </table:table-cell>
          <table:table-cell table:number-columns-repeated="16374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23345" table:style-name="ce4">
            <text:p>23345</text:p>
          </table:table-cell>
          <table:table-cell office:value-type="float" office:value="2218" table:formula="of:=[.B10]-[.B9]" table:style-name="ce1">
            <text:p>2218</text:p>
          </table:table-cell>
          <table:table-cell office:value-type="float" office:value="-248" table:formula="of:=[.C10]-[.C9]" table:style-name="ce1">
            <text:p>-248</text:p>
          </table:table-cell>
          <table:table-cell table:number-columns-repeated="2" table:style-name="ce1"/>
          <table:table-cell office:value-type="float" office:value="11.466110019646365" table:formula="of:=[.B10]/[Casi_totali.B10]" table:style-name="ce6">
            <text:p>11,47</text:p>
          </table:table-cell>
          <table:table-cell office:value-type="float" office:value="12.722070844686648" table:formula="of:=[.B10]/[Positivi.B10]" table:style-name="ce6">
            <text:p>12,72</text:p>
          </table:table-cell>
          <table:table-cell office:value-type="float" office:value="8.7213536089098316" table:formula="of:=100/[.G10]" table:style-name="ce7">
            <text:p>8,7</text:p>
          </table:table-cell>
          <table:table-cell office:value-type="float" office:value="7.8603555365174556" table:formula="of:=100/[.H10]" table:style-name="ce7">
            <text:p>7,9</text:p>
          </table:table-cell>
          <table:table-cell table:number-columns-repeated="16374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25856" table:style-name="ce4">
            <text:p>25856</text:p>
          </table:table-cell>
          <table:table-cell office:value-type="float" office:value="2511" table:formula="of:=[.B11]-[.B10]" table:style-name="ce1">
            <text:p>2511</text:p>
          </table:table-cell>
          <table:table-cell office:value-type="float" office:value="293" table:formula="of:=[.C11]-[.C10]" table:style-name="ce1">
            <text:p>293</text:p>
          </table:table-cell>
          <table:table-cell table:number-columns-repeated="2" table:style-name="ce1"/>
          <table:table-cell office:value-type="float" office:value="10.334132693844925" table:formula="of:=[.B11]/[Casi_totali.B11]" table:style-name="ce6">
            <text:p>10,33</text:p>
          </table:table-cell>
          <table:table-cell office:value-type="float" office:value="11.425541316836059" table:formula="of:=[.B11]/[Positivi.B11]" table:style-name="ce6">
            <text:p>11,43</text:p>
          </table:table-cell>
          <table:table-cell office:value-type="float" office:value="9.6766707920792072" table:formula="of:=100/[.G11]" table:style-name="ce7">
            <text:p>9,7</text:p>
          </table:table-cell>
          <table:table-cell office:value-type="float" office:value="8.7523205445544559" table:formula="of:=100/[.H11]" table:style-name="ce7">
            <text:p>8,8</text:p>
          </table:table-cell>
          <table:table-cell table:number-columns-repeated="16374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29837" table:style-name="ce4">
            <text:p>29837</text:p>
          </table:table-cell>
          <table:table-cell office:value-type="float" office:value="3981" table:formula="of:=[.B12]-[.B11]" table:style-name="ce1">
            <text:p>3981</text:p>
          </table:table-cell>
          <table:table-cell office:value-type="float" office:value="1470" table:formula="of:=[.C12]-[.C11]" table:style-name="ce1">
            <text:p>1470</text:p>
          </table:table-cell>
          <table:table-cell table:number-columns-repeated="2" table:style-name="ce1"/>
          <table:table-cell office:value-type="float" office:value="9.6591129815474268" table:formula="of:=[.B12]/[Casi_totali.B12]" table:style-name="ce6">
            <text:p>9,66</text:p>
          </table:table-cell>
          <table:table-cell office:value-type="float" office:value="11.026237989652623" table:formula="of:=[.B12]/[Positivi.B12]" table:style-name="ce6">
            <text:p>11,03</text:p>
          </table:table-cell>
          <table:table-cell office:value-type="float" office:value="10.352917518517277" table:formula="of:=100/[.G12]" table:style-name="ce7">
            <text:p>10,4</text:p>
          </table:table-cell>
          <table:table-cell office:value-type="float" office:value="9.0692764017830214" table:formula="of:=100/[.H12]" table:style-name="ce7">
            <text:p>9,1</text:p>
          </table:table-cell>
          <table:table-cell table:number-columns-repeated="16374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32362" table:style-name="ce4">
            <text:p>32362</text:p>
          </table:table-cell>
          <table:table-cell office:value-type="float" office:value="2525" table:formula="of:=[.B13]-[.B12]" table:style-name="ce1">
            <text:p>2525</text:p>
          </table:table-cell>
          <table:table-cell office:value-type="float" office:value="-1456" table:formula="of:=[.C13]-[.C12]" table:style-name="ce1">
            <text:p>-1456</text:p>
          </table:table-cell>
          <table:table-cell table:number-columns-repeated="2" table:style-name="ce1"/>
          <table:table-cell office:value-type="float" office:value="8.3882840850181442" table:formula="of:=[.B13]/[Casi_totali.B13]" table:style-name="ce6">
            <text:p>8,39</text:p>
          </table:table-cell>
          <table:table-cell office:value-type="float" office:value="9.8185679611650478" table:formula="of:=[.B13]/[Positivi.B13]" table:style-name="ce6">
            <text:p>9,82</text:p>
          </table:table-cell>
          <table:table-cell office:value-type="float" office:value="11.921389283727828" table:formula="of:=100/[.G13]" table:style-name="ce7">
            <text:p>11,9</text:p>
          </table:table-cell>
          <table:table-cell office:value-type="float" office:value="10.184784623941662" table:formula="of:=100/[.H13]" table:style-name="ce7">
            <text:p>10,2</text:p>
          </table:table-cell>
          <table:table-cell table:number-columns-repeated="16374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36359" table:style-name="ce4">
            <text:p>36359</text:p>
          </table:table-cell>
          <table:table-cell office:value-type="float" office:value="3997" table:formula="of:=[.B14]-[.B13]" table:style-name="ce1">
            <text:p>3997</text:p>
          </table:table-cell>
          <table:table-cell office:value-type="float" office:value="1472" table:formula="of:=[.C14]-[.C13]" table:style-name="ce1">
            <text:p>1472</text:p>
          </table:table-cell>
          <table:table-cell table:number-columns-repeated="2" table:style-name="ce1"/>
          <table:table-cell office:value-type="float" office:value="7.8427523727351165" table:formula="of:=[.B14]/[Casi_totali.B14]" table:style-name="ce6">
            <text:p>7,84</text:p>
          </table:table-cell>
          <table:table-cell office:value-type="float" office:value="9.2847293156281925" table:formula="of:=[.B14]/[Positivi.B14]" table:style-name="ce6">
            <text:p>9,28</text:p>
          </table:table-cell>
          <table:table-cell office:value-type="float" office:value="12.750625704777359" table:formula="of:=100/[.G14]" table:style-name="ce7">
            <text:p>12,8</text:p>
          </table:table-cell>
          <table:table-cell office:value-type="float" office:value="10.77037322258588" table:formula="of:=100/[.H14]" table:style-name="ce7">
            <text:p>10,8</text:p>
          </table:table-cell>
          <table:table-cell table:number-columns-repeated="16374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42062" table:style-name="ce4">
            <text:p>42062</text:p>
          </table:table-cell>
          <table:table-cell office:value-type="float" office:value="5703" table:formula="of:=[.B15]-[.B14]" table:style-name="ce1">
            <text:p>5703</text:p>
          </table:table-cell>
          <table:table-cell office:value-type="float" office:value="1706" table:formula="of:=[.C15]-[.C14]" table:style-name="ce1">
            <text:p>1706</text:p>
          </table:table-cell>
          <table:table-cell table:number-columns-repeated="2" table:style-name="ce1"/>
          <table:table-cell office:value-type="float" office:value="7.1497535271120176" table:formula="of:=[.B15]/[Casi_totali.B15]" table:style-name="ce6">
            <text:p>7,15</text:p>
          </table:table-cell>
          <table:table-cell office:value-type="float" office:value="8.3110057300928677" table:formula="of:=[.B15]/[Positivi.B15]" table:style-name="ce6">
            <text:p>8,31</text:p>
          </table:table-cell>
          <table:table-cell office:value-type="float" office:value="13.9864961247682" table:formula="of:=100/[.G15]" table:style-name="ce7">
            <text:p>14,0</text:p>
          </table:table-cell>
          <table:table-cell office:value-type="float" office:value="12.0322381246731" table:formula="of:=100/[.H15]" table:style-name="ce7">
            <text:p>12,0</text:p>
          </table:table-cell>
          <table:table-cell table:number-columns-repeated="16374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49937" table:style-name="ce4">
            <text:p>49937</text:p>
          </table:table-cell>
          <table:table-cell office:value-type="float" office:value="7875" table:formula="of:=[.B16]-[.B15]" table:style-name="ce1">
            <text:p>7875</text:p>
          </table:table-cell>
          <table:table-cell office:value-type="float" office:value="2172" table:formula="of:=[.C16]-[.C15]" table:style-name="ce1">
            <text:p>2172</text:p>
          </table:table-cell>
          <table:table-cell table:number-columns-repeated="2" table:style-name="ce1"/>
          <table:table-cell office:value-type="float" office:value="6.7711186440677968" table:formula="of:=[.B16]/[Casi_totali.B16]" table:style-name="ce6">
            <text:p>6,77</text:p>
          </table:table-cell>
          <table:table-cell office:value-type="float" office:value="7.8185376546109282" table:formula="of:=[.B16]/[Positivi.B16]" table:style-name="ce6">
            <text:p>7,82</text:p>
          </table:table-cell>
          <table:table-cell office:value-type="float" office:value="14.768608446642769" table:formula="of:=100/[.G16]" table:style-name="ce7">
            <text:p>14,8</text:p>
          </table:table-cell>
          <table:table-cell office:value-type="float" office:value="12.79011554558744" table:formula="of:=100/[.H16]" table:style-name="ce7">
            <text:p>12,8</text:p>
          </table:table-cell>
          <table:table-cell table:number-columns-repeated="16374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53826" table:formula="of:=[Dati.L17]" table:style-name="ce4">
            <text:p>53826</text:p>
          </table:table-cell>
          <table:table-cell office:value-type="float" office:value="3889" table:formula="of:=[.B17]-[.B16]" table:style-name="ce1">
            <text:p>3889</text:p>
          </table:table-cell>
          <table:table-cell office:value-type="float" office:value="-3986" table:formula="of:=[.C17]-[.C16]" table:style-name="ce1">
            <text:p>-3986</text:p>
          </table:table-cell>
          <table:table-cell table:number-columns-repeated="2" table:style-name="ce1"/>
          <table:table-cell office:value-type="float" office:value="5.8685128652420406" table:formula="of:=[.B17]/[Casi_totali.B17]" table:style-name="ce6">
            <text:p>5,87</text:p>
          </table:table-cell>
          <table:table-cell office:value-type="float" office:value="6.7408891671884783" table:formula="of:=[.B17]/[Positivi.B17]" table:style-name="ce6">
            <text:p>6,74</text:p>
          </table:table-cell>
          <table:table-cell office:value-type="float" office:value="17.040092148775685" table:formula="of:=100/[.G17]" table:style-name="ce7">
            <text:p>17,0</text:p>
          </table:table-cell>
          <table:table-cell office:value-type="float" office:value="14.834838182291087" table:formula="of:=100/[.H17]" table:style-name="ce7">
            <text:p>14,8</text:p>
          </table:table-cell>
          <table:table-cell table:number-columns-repeated="16374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60761" table:formula="of:=[Dati.L18]" table:style-name="ce4">
            <text:p>60761</text:p>
          </table:table-cell>
          <table:table-cell office:value-type="float" office:value="6935" table:formula="of:=[.B18]-[.B17]" table:style-name="ce1">
            <text:p>6935</text:p>
          </table:table-cell>
          <table:table-cell office:value-type="float" office:value="3046" table:formula="of:=[.C18]-[.C17]" table:style-name="ce1">
            <text:p>3046</text:p>
          </table:table-cell>
          <table:table-cell table:number-columns-repeated="2" table:style-name="ce1"/>
          <table:table-cell office:value-type="float" office:value="5.9868952606168095" table:formula="of:=[.B18]/[Casi_totali.B18]" table:style-name="ce6">
            <text:p>5,99</text:p>
          </table:table-cell>
          <table:table-cell office:value-type="float" office:value="7.1365985435752881" table:formula="of:=[.B18]/[Positivi.B18]" table:style-name="ce6">
            <text:p>7,14</text:p>
          </table:table-cell>
          <table:table-cell office:value-type="float" office:value="16.703148401112557" table:formula="of:=100/[.G18]" table:style-name="ce7">
            <text:p>16,7</text:p>
          </table:table-cell>
          <table:table-cell office:value-type="float" office:value="14.012277612284194" table:formula="of:=100/[.H18]" table:style-name="ce7">
            <text:p>14,0</text:p>
          </table:table-cell>
          <table:table-cell table:style-name="ce1">
            <draw:frame draw:z-index="4" draw:id="id18" draw:style-name="a18" draw:name="Grafico 4" svg:x="0.59583in" svg:y="0.1625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73154" table:formula="of:=[Dati.L19]" table:style-name="ce4">
            <text:p>73154</text:p>
          </table:table-cell>
          <table:table-cell office:value-type="float" office:value="12393" table:formula="of:=[.B19]-[.B18]" table:style-name="ce1">
            <text:p>12393</text:p>
          </table:table-cell>
          <table:table-cell office:value-type="float" office:value="5458" table:formula="of:=[.C19]-[.C18]" table:style-name="ce1">
            <text:p>5458</text:p>
          </table:table-cell>
          <table:table-cell table:number-columns-repeated="2" table:style-name="ce1"/>
          <table:table-cell office:value-type="float" office:value="5.8701653025196601" table:formula="of:=[.B19]/[Casi_totali.B19]" table:style-name="ce6">
            <text:p>5,87</text:p>
          </table:table-cell>
          <table:table-cell office:value-type="float" office:value="6.9078375826251177" table:formula="of:=[.B19]/[Positivi.B19]" table:style-name="ce6">
            <text:p>6,91</text:p>
          </table:table-cell>
          <table:table-cell office:value-type="float" office:value="17.035295404215763" table:formula="of:=100/[.G19]" table:style-name="ce7">
            <text:p>17,0</text:p>
          </table:table-cell>
          <table:table-cell office:value-type="float" office:value="14.476310249610412" table:formula="of:=100/[.H19]" table:style-name="ce7">
            <text:p>14,5</text:p>
          </table:table-cell>
          <table:table-cell table:number-columns-repeated="7"/>
          <table:table-cell table:style-name="ce1">
            <draw:frame draw:z-index="3" draw:id="id17" draw:style-name="a17" draw:name="Grafico 3" svg:x="0.6625in" svg:y="0.02083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86011" table:formula="of:=[Dati.L20]" table:style-name="ce4">
            <text:p>86011</text:p>
          </table:table-cell>
          <table:table-cell office:value-type="float" office:value="12857" table:formula="of:=[.B20]-[.B19]" table:style-name="ce1">
            <text:p>12857</text:p>
          </table:table-cell>
          <table:table-cell office:value-type="float" office:value="464" table:formula="of:=[.C20]-[.C19]" table:style-name="ce1">
            <text:p>464</text:p>
          </table:table-cell>
          <table:table-cell table:number-columns-repeated="2" table:style-name="ce1"/>
          <table:table-cell office:value-type="float" office:value="5.6911930126381263" table:formula="of:=[.B20]/[Casi_totali.B20]" table:style-name="ce6">
            <text:p>5,69</text:p>
          </table:table-cell>
          <table:table-cell office:value-type="float" office:value="6.6991977568346446" table:formula="of:=[.B20]/[Positivi.B20]" table:style-name="ce6">
            <text:p>6,70</text:p>
          </table:table-cell>
          <table:table-cell office:value-type="float" office:value="17.57100835939589" table:formula="of:=100/[.G20]" table:style-name="ce7">
            <text:p>17,6</text:p>
          </table:table-cell>
          <table:table-cell office:value-type="float" office:value="14.927160479473555" table:formula="of:=100/[.H20]" table:style-name="ce7">
            <text:p>14,9</text:p>
          </table:table-cell>
          <table:table-cell table:number-columns-repeated="16374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97488" table:formula="of:=[Dati.L21]" table:style-name="ce4">
            <text:p>97488</text:p>
          </table:table-cell>
          <table:table-cell office:value-type="float" office:value="11477" table:formula="of:=[.B21]-[.B20]" table:style-name="ce1">
            <text:p>11477</text:p>
          </table:table-cell>
          <table:table-cell office:value-type="float" office:value="-1380" table:formula="of:=[.C21]-[.C20]" table:style-name="ce1">
            <text:p>-1380</text:p>
          </table:table-cell>
          <table:table-cell table:number-columns-repeated="2" table:style-name="ce1"/>
          <table:table-cell office:value-type="float" office:value="5.5202718006795015" table:formula="of:=[.B21]/[Casi_totali.B21]" table:style-name="ce6">
            <text:p>5,52</text:p>
          </table:table-cell>
          <table:table-cell office:value-type="float" office:value="6.5187562688064196" table:formula="of:=[.B21]/[Positivi.B21]" table:style-name="ce6">
            <text:p>6,52</text:p>
          </table:table-cell>
          <table:table-cell office:value-type="float" office:value="18.115050057442968" table:formula="of:=100/[.G21]" table:style-name="ce7">
            <text:p>18,1</text:p>
          </table:table-cell>
          <table:table-cell office:value-type="float" office:value="15.340349581486951" table:formula="of:=100/[.H21]" table:style-name="ce7">
            <text:p>15,3</text:p>
          </table:table-cell>
          <table:table-cell table:number-columns-repeated="16374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109170" table:formula="of:=[Dati.L22]" table:style-name="ce4">
            <text:p>109170</text:p>
          </table:table-cell>
          <table:table-cell office:value-type="float" office:value="11682" table:formula="of:=[.B22]-[.B21]" table:style-name="ce1">
            <text:p>11682</text:p>
          </table:table-cell>
          <table:table-cell office:value-type="float" office:value="205" table:formula="of:=[.C22]-[.C21]" table:style-name="ce1">
            <text:p>205</text:p>
          </table:table-cell>
          <table:table-cell table:number-columns-repeated="2" table:style-name="ce1"/>
          <table:table-cell office:value-type="float" office:value="5.1599943281183531" table:formula="of:=[.B22]/[Casi_totali.B22]" table:style-name="ce6">
            <text:p>5,16</text:p>
          </table:table-cell>
          <table:table-cell office:value-type="float" office:value="6.150422535211268" table:formula="of:=[.B22]/[Positivi.B22]" table:style-name="ce6">
            <text:p>6,15</text:p>
          </table:table-cell>
          <table:table-cell office:value-type="float" office:value="19.379866263625537" table:formula="of:=100/[.G22]" table:style-name="ce7">
            <text:p>19,4</text:p>
          </table:table-cell>
          <table:table-cell office:value-type="float" office:value="16.259045525327469" table:formula="of:=100/[.H22]" table:style-name="ce7">
            <text:p>16,3</text:p>
          </table:table-cell>
          <table:table-cell table:number-columns-repeated="16374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124899" table:formula="of:=[Dati.L23]" table:style-name="ce4">
            <text:p>124899</text:p>
          </table:table-cell>
          <table:table-cell office:value-type="float" office:value="15729" table:formula="of:=[.B23]-[.B22]" table:style-name="ce1">
            <text:p>15729</text:p>
          </table:table-cell>
          <table:table-cell office:value-type="float" office:value="4047" table:formula="of:=[.C23]-[.C22]" table:style-name="ce1">
            <text:p>4047</text:p>
          </table:table-cell>
          <table:table-cell table:number-columns-repeated="2" table:style-name="ce1"/>
          <table:table-cell office:value-type="float" office:value="5.0470360043641653" table:formula="of:=[.B23]/[Casi_totali.B23]" table:style-name="ce6">
            <text:p>5,05</text:p>
          </table:table-cell>
          <table:table-cell office:value-type="float" office:value="6.0621754113478623" table:formula="of:=[.B23]/[Positivi.B23]" table:style-name="ce6">
            <text:p>6,06</text:p>
          </table:table-cell>
          <table:table-cell office:value-type="float" office:value="19.813609396392284" table:formula="of:=100/[.G23]" table:style-name="ce7">
            <text:p>19,8</text:p>
          </table:table-cell>
          <table:table-cell office:value-type="float" office:value="16.495728548667323" table:formula="of:=100/[.H23]" table:style-name="ce7">
            <text:p>16,5</text:p>
          </table:table-cell>
          <table:table-cell table:number-columns-repeated="16374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137962" table:formula="of:=[Dati.L24]" table:style-name="ce4">
            <text:p>137962</text:p>
          </table:table-cell>
          <table:table-cell office:value-type="float" office:value="13063" table:formula="of:=[.B24]-[.B23]" table:style-name="ce1">
            <text:p>13063</text:p>
          </table:table-cell>
          <table:table-cell office:value-type="float" office:value="-2666" table:formula="of:=[.C24]-[.C23]" table:style-name="ce1">
            <text:p>-2666</text:p>
          </table:table-cell>
          <table:table-cell table:number-columns-repeated="2" table:style-name="ce1"/>
          <table:table-cell office:value-type="float" office:value="4.9307362401715515" table:formula="of:=[.B24]/[Casi_totali.B24]" table:style-name="ce6">
            <text:p>4,93</text:p>
          </table:table-cell>
          <table:table-cell office:value-type="float" office:value="5.9793698262037882" table:formula="of:=[.B24]/[Positivi.B24]" table:style-name="ce6">
            <text:p>5,98</text:p>
          </table:table-cell>
          <table:table-cell office:value-type="float" office:value="20.280946927414792" table:formula="of:=100/[.G24]" table:style-name="ce7">
            <text:p>20,3</text:p>
          </table:table-cell>
          <table:table-cell office:value-type="float" office:value="16.724170423739871" table:formula="of:=100/[.H24]" table:style-name="ce7">
            <text:p>16,7</text:p>
          </table:table-cell>
          <table:table-cell table:number-columns-repeated="16374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148657" table:formula="of:=[Dati.L25]" table:style-name="ce4">
            <text:p>148657</text:p>
          </table:table-cell>
          <table:table-cell office:value-type="float" office:value="10695" table:formula="of:=[.B25]-[.B24]" table:style-name="ce1">
            <text:p>10695</text:p>
          </table:table-cell>
          <table:table-cell office:value-type="float" office:value="-2368" table:formula="of:=[.C25]-[.C24]" table:style-name="ce1">
            <text:p>-2368</text:p>
          </table:table-cell>
          <table:table-cell table:number-columns-repeated="2" table:style-name="ce1"/>
          <table:table-cell office:value-type="float" office:value="4.7183711039167147" table:formula="of:=[.B25]/[Casi_totali.B25]" table:style-name="ce6">
            <text:p>4,72</text:p>
          </table:table-cell>
          <table:table-cell office:value-type="float" office:value="5.7039751362136446" table:formula="of:=[.B25]/[Positivi.B25]" table:style-name="ce6">
            <text:p>5,70</text:p>
          </table:table-cell>
          <table:table-cell office:value-type="float" office:value="21.193754750869449" table:formula="of:=100/[.G25]" table:style-name="ce7">
            <text:p>21,2</text:p>
          </table:table-cell>
          <table:table-cell office:value-type="float" office:value="17.531633222788027" table:formula="of:=100/[.H25]" table:style-name="ce7">
            <text:p>17,5</text:p>
          </table:table-cell>
          <table:table-cell table:number-columns-repeated="16374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165541" table:formula="of:=[Dati.L26]" table:style-name="ce4">
            <text:p>165541</text:p>
          </table:table-cell>
          <table:table-cell office:value-type="float" office:value="16884" table:formula="of:=[.B26]-[.B25]" table:style-name="ce1">
            <text:p>16884</text:p>
          </table:table-cell>
          <table:table-cell office:value-type="float" office:value="6189" table:formula="of:=[.C26]-[.C25]" table:style-name="ce1">
            <text:p>6189</text:p>
          </table:table-cell>
          <table:table-cell table:number-columns-repeated="2" table:style-name="ce1"/>
          <table:table-cell office:value-type="float" office:value="4.6353148713353685" table:formula="of:=[.B26]/[Casi_totali.B26]" table:style-name="ce6">
            <text:p>4,64</text:p>
          </table:table-cell>
          <table:table-cell office:value-type="float" office:value="5.7659700452803904" table:formula="of:=[.B26]/[Positivi.B26]" table:style-name="ce6">
            <text:p>5,77</text:p>
          </table:table-cell>
          <table:table-cell office:value-type="float" office:value="21.573507469448653" table:formula="of:=100/[.G26]" table:style-name="ce7">
            <text:p>21,6</text:p>
          </table:table-cell>
          <table:table-cell office:value-type="float" office:value="17.343135537419734" table:formula="of:=100/[.H26]" table:style-name="ce7">
            <text:p>17,3</text:p>
          </table:table-cell>
          <table:table-cell table:number-columns-repeated="16374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182777" table:formula="of:=[Dati.L27]" table:style-name="ce4">
            <text:p>182777</text:p>
          </table:table-cell>
          <table:table-cell office:value-type="float" office:value="17236" table:formula="of:=[.B27]-[.B26]" table:style-name="ce1">
            <text:p>17236</text:p>
          </table:table-cell>
          <table:table-cell office:value-type="float" office:value="352" table:formula="of:=[.C27]-[.C26]" table:style-name="ce1">
            <text:p>352</text:p>
          </table:table-cell>
          <table:table-cell table:number-columns-repeated="2" table:style-name="ce1"/>
          <table:table-cell office:value-type="float" office:value="4.4541732667235285" table:formula="of:=[.B27]/[Casi_totali.B27]" table:style-name="ce6">
            <text:p>4,45</text:p>
          </table:table-cell>
          <table:table-cell office:value-type="float" office:value="5.5069900572461581" table:formula="of:=[.B27]/[Positivi.B27]" table:style-name="ce6">
            <text:p>5,51</text:p>
          </table:table-cell>
          <table:table-cell office:value-type="float" office:value="22.450855413974406" table:formula="of:=100/[.G27]" table:style-name="ce7">
            <text:p>22,5</text:p>
          </table:table-cell>
          <table:table-cell office:value-type="float" office:value="18.158739885215319" table:formula="of:=100/[.H27]" table:style-name="ce7">
            <text:p>18,2</text:p>
          </table:table-cell>
          <table:table-cell table:number-columns-repeated="16374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206886" table:formula="of:=[Dati.L28]" table:style-name="ce4">
            <text:p>206886</text:p>
          </table:table-cell>
          <table:table-cell office:value-type="float" office:value="24109" table:formula="of:=[.B28]-[.B27]" table:style-name="ce1">
            <text:p>24109</text:p>
          </table:table-cell>
          <table:table-cell office:value-type="float" office:value="6873" table:formula="of:=[.C28]-[.C27]" table:style-name="ce1">
            <text:p>6873</text:p>
          </table:table-cell>
          <table:table-cell table:number-columns-repeated="2" table:style-name="ce1"/>
          <table:table-cell office:value-type="float" office:value="4.3998638906020711" table:formula="of:=[.B28]/[Casi_totali.B28]" table:style-name="ce6">
            <text:p>4,40</text:p>
          </table:table-cell>
          <table:table-cell office:value-type="float" office:value="5.4645007923930269" table:formula="of:=[.B28]/[Positivi.B28]" table:style-name="ce6">
            <text:p>5,46</text:p>
          </table:table-cell>
          <table:table-cell office:value-type="float" office:value="22.727975793432133" table:formula="of:=100/[.G28]" table:style-name="ce7">
            <text:p>22,7</text:p>
          </table:table-cell>
          <table:table-cell office:value-type="float" office:value="18.299933296598127" table:formula="of:=100/[.H28]" table:style-name="ce7">
            <text:p>18,3</text:p>
          </table:table-cell>
          <table:table-cell table:number-columns-repeated="16374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233222" table:formula="of:=[Dati.L29]" table:style-name="ce4">
            <text:p>233222</text:p>
          </table:table-cell>
          <table:table-cell office:value-type="float" office:value="26336" table:formula="of:=[.B29]-[.B28]" table:style-name="ce1">
            <text:p>26336</text:p>
          </table:table-cell>
          <table:table-cell office:value-type="float" office:value="2227" table:formula="of:=[.C29]-[.C28]" table:style-name="ce1">
            <text:p>2227</text:p>
          </table:table-cell>
          <table:table-cell table:number-columns-repeated="2" table:style-name="ce1"/>
          <table:table-cell office:value-type="float" office:value="4.3529433722796673" table:formula="of:=[.B29]/[Casi_totali.B29]" table:style-name="ce6">
            <text:p>4,35</text:p>
          </table:table-cell>
          <table:table-cell office:value-type="float" office:value="5.4643049600524822" table:formula="of:=[.B29]/[Positivi.B29]" table:style-name="ce6">
            <text:p>5,46</text:p>
          </table:table-cell>
          <table:table-cell office:value-type="float" office:value="22.972961384431997" table:formula="of:=100/[.G29]" table:style-name="ce7">
            <text:p>23,0</text:p>
          </table:table-cell>
          <table:table-cell office:value-type="float" office:value="18.300589138245964" table:formula="of:=100/[.H29]" table:style-name="ce7">
            <text:p>18,3</text:p>
          </table:table-cell>
          <table:table-cell table:number-columns-repeated="16374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258402" table:formula="of:=[Dati.L30]" table:style-name="ce4">
            <text:p>258402</text:p>
          </table:table-cell>
          <table:table-cell office:value-type="float" office:value="25180" table:formula="of:=[.B30]-[.B29]" table:style-name="ce1">
            <text:p>25180</text:p>
          </table:table-cell>
          <table:table-cell office:value-type="float" office:value="-1156" table:formula="of:=[.C30]-[.C29]" table:style-name="ce1">
            <text:p>-1156</text:p>
          </table:table-cell>
          <table:table-cell table:number-columns-repeated="2" table:style-name="ce1"/>
          <table:table-cell office:value-type="float" office:value="4.3694747877845037" table:formula="of:=[.B30]/[Casi_totali.B30]" table:style-name="ce6">
            <text:p>4,37</text:p>
          </table:table-cell>
          <table:table-cell office:value-type="float" office:value="5.5405892190917276" table:formula="of:=[.B30]/[Positivi.B30]" table:style-name="ce6">
            <text:p>5,54</text:p>
          </table:table-cell>
          <table:table-cell office:value-type="float" office:value="22.886045773639523" table:formula="of:=100/[.G30]" table:style-name="ce7">
            <text:p>22,9</text:p>
          </table:table-cell>
          <table:table-cell office:value-type="float" office:value="18.048621914691065" table:formula="of:=100/[.H30]" table:style-name="ce7">
            <text:p>18,0</text:p>
          </table:table-cell>
          <table:table-cell table:number-columns-repeated="16374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275468" table:formula="of:=[Dati.L31]" table:style-name="ce4">
            <text:p>275468</text:p>
          </table:table-cell>
          <table:table-cell office:value-type="float" office:value="17066" table:formula="of:=[.B31]-[.B30]" table:style-name="ce1">
            <text:p>17066</text:p>
          </table:table-cell>
          <table:table-cell office:value-type="float" office:value="-8114" table:formula="of:=[.C31]-[.C30]" table:style-name="ce1">
            <text:p>-8114</text:p>
          </table:table-cell>
          <table:table-cell table:number-columns-repeated="2" table:style-name="ce1"/>
          <table:table-cell office:value-type="float" office:value="4.309102570119042" table:formula="of:=[.B31]/[Casi_totali.B31]" table:style-name="ce6">
            <text:p>4,31</text:p>
          </table:table-cell>
          <table:table-cell office:value-type="float" office:value="5.4636836050616839" table:formula="of:=[.B31]/[Positivi.B31]" table:style-name="ce6">
            <text:p>5,46</text:p>
          </table:table-cell>
          <table:table-cell office:value-type="float" office:value="23.206688254171084" table:formula="of:=100/[.G31]" table:style-name="ce7">
            <text:p>23,2</text:p>
          </table:table-cell>
          <table:table-cell office:value-type="float" office:value="18.302670364615857" table:formula="of:=100/[.H31]" table:style-name="ce7">
            <text:p>18,3</text:p>
          </table:table-cell>
          <table:table-cell table:number-columns-repeated="16374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296964" table:formula="of:=[Dati.L32]" table:style-name="ce4">
            <text:p>296964</text:p>
          </table:table-cell>
          <table:table-cell office:value-type="float" office:value="21496" table:formula="of:=[.B32]-[.B31]" table:style-name="ce1">
            <text:p>21496</text:p>
          </table:table-cell>
          <table:table-cell office:value-type="float" office:value="4430" table:formula="of:=[.C32]-[.C31]" table:style-name="ce1">
            <text:p>4430</text:p>
          </table:table-cell>
          <table:table-cell table:number-columns-repeated="2" table:style-name="ce1"/>
          <table:table-cell office:value-type="float" office:value="4.2928761420145714" table:formula="of:=[.B32]/[Casi_totali.B32]" table:style-name="ce6">
            <text:p>4,29</text:p>
          </table:table-cell>
          <table:table-cell office:value-type="float" office:value="5.4962798445308163" table:formula="of:=[.B32]/[Positivi.B32]" table:style-name="ce6">
            <text:p>5,50</text:p>
          </table:table-cell>
          <table:table-cell office:value-type="float" office:value="23.294406055952912" table:formula="of:=100/[.G32]" table:style-name="ce7">
            <text:p>23,3</text:p>
          </table:table-cell>
          <table:table-cell office:value-type="float" office:value="18.194124540348326" table:formula="of:=100/[.H32]" table:style-name="ce7">
            <text:p>18,2</text:p>
          </table:table-cell>
          <table:table-cell table:number-columns-repeated="16374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324445" table:formula="of:=[Dati.L33]" table:style-name="ce4">
            <text:p>324445</text:p>
          </table:table-cell>
          <table:table-cell office:value-type="float" office:value="27481" table:formula="of:=[.B33]-[.B32]" table:style-name="ce1">
            <text:p>27481</text:p>
          </table:table-cell>
          <table:table-cell office:value-type="float" office:value="5985" table:formula="of:=[.C33]-[.C32]" table:style-name="ce1">
            <text:p>5985</text:p>
          </table:table-cell>
          <table:table-cell table:number-columns-repeated="2" table:style-name="ce1"/>
          <table:table-cell office:value-type="float" office:value="4.3616406313015892" table:formula="of:=[.B33]/[Casi_totali.B33]" table:style-name="ce6">
            <text:p>4,36</text:p>
          </table:table-cell>
          <table:table-cell office:value-type="float" office:value="5.6404617444063909" table:formula="of:=[.B33]/[Positivi.B33]" table:style-name="ce6">
            <text:p>5,64</text:p>
          </table:table-cell>
          <table:table-cell office:value-type="float" office:value="22.927152521999105" table:formula="of:=100/[.G33]" table:style-name="ce7">
            <text:p>22,9</text:p>
          </table:table-cell>
          <table:table-cell office:value-type="float" office:value="17.729044984512011" table:formula="of:=100/[.H33]" table:style-name="ce7">
            <text:p>17,7</text:p>
          </table:table-cell>
          <table:table-cell table:number-columns-repeated="16374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361060" table:formula="of:=[Dati.L34]" table:style-name="ce4">
            <text:p>361060</text:p>
          </table:table-cell>
          <table:table-cell office:value-type="float" office:value="36615" table:formula="of:=[.B34]-[.B33]" table:style-name="ce1">
            <text:p>36615</text:p>
          </table:table-cell>
          <table:table-cell office:value-type="float" office:value="9134" table:formula="of:=[.C34]-[.C33]" table:style-name="ce1">
            <text:p>9134</text:p>
          </table:table-cell>
          <table:table-cell table:number-columns-repeated="2" table:style-name="ce1"/>
          <table:table-cell office:value-type="float" office:value="4.4830454810712821" table:formula="of:=[.B34]/[Casi_totali.B34]" table:style-name="ce6">
            <text:p>4,48</text:p>
          </table:table-cell>
          <table:table-cell office:value-type="float" office:value="5.8223275764759004" table:formula="of:=[.B34]/[Positivi.B34]" table:style-name="ce6">
            <text:p>5,82</text:p>
          </table:table-cell>
          <table:table-cell office:value-type="float" office:value="22.306264886722428" table:formula="of:=100/[.G34]" table:style-name="ce7">
            <text:p>22,3</text:p>
          </table:table-cell>
          <table:table-cell office:value-type="float" office:value="17.17526172935246" table:formula="of:=100/[.H34]" table:style-name="ce7">
            <text:p>17,2</text:p>
          </table:table-cell>
          <table:table-cell table:number-columns-repeated="16374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394079" table:formula="of:=[Dati.L35]" table:style-name="ce4">
            <text:p>394079</text:p>
          </table:table-cell>
          <table:table-cell office:value-type="float" office:value="33019" table:formula="of:=[.B35]-[.B34]" table:style-name="ce1">
            <text:p>33019</text:p>
          </table:table-cell>
          <table:table-cell office:value-type="float" office:value="-3596" table:formula="of:=[.C35]-[.C34]" table:style-name="ce1">
            <text:p>-3596</text:p>
          </table:table-cell>
          <table:table-cell table:number-columns-repeated="2" table:style-name="ce1"/>
          <table:table-cell office:value-type="float" office:value="4.555931929061944" table:formula="of:=[.B35]/[Casi_totali.B35]" table:style-name="ce6">
            <text:p>4,56</text:p>
          </table:table-cell>
          <table:table-cell office:value-type="float" office:value="5.9336736230312885" table:formula="of:=[.B35]/[Positivi.B35]" table:style-name="ce6">
            <text:p>5,93</text:p>
          </table:table-cell>
          <table:table-cell office:value-type="float" office:value="21.949406083551775" table:formula="of:=100/[.G35]" table:style-name="ce7">
            <text:p>21,9</text:p>
          </table:table-cell>
          <table:table-cell office:value-type="float" office:value="16.852966029653953" table:formula="of:=100/[.H35]" table:style-name="ce7">
            <text:p>16,9</text:p>
          </table:table-cell>
          <table:table-cell table:number-columns-repeated="16374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429526" table:formula="of:=[Dati.L36]" table:style-name="ce4">
            <text:p>429526</text:p>
          </table:table-cell>
          <table:table-cell office:value-type="float" office:value="35447" table:formula="of:=[.B36]-[.B35]" table:style-name="ce1">
            <text:p>35447</text:p>
          </table:table-cell>
          <table:table-cell office:value-type="float" office:value="2428" table:formula="of:=[.C36]-[.C35]" table:style-name="ce1">
            <text:p>2428</text:p>
          </table:table-cell>
          <table:table-cell table:number-columns-repeated="2" table:style-name="ce1"/>
          <table:table-cell office:value-type="float" office:value="4.6449303572973442" table:formula="of:=[.B36]/[Casi_totali.B36]" table:style-name="ce6">
            <text:p>4,64</text:p>
          </table:table-cell>
          <table:table-cell office:value-type="float" office:value="6.1303932063084279" table:formula="of:=[.B36]/[Positivi.B36]" table:style-name="ce6">
            <text:p>6,13</text:p>
          </table:table-cell>
          <table:table-cell office:value-type="float" office:value="21.528848079045272" table:formula="of:=100/[.G36]" table:style-name="ce7">
            <text:p>21,5</text:p>
          </table:table-cell>
          <table:table-cell office:value-type="float" office:value="16.312167365887049" table:formula="of:=100/[.H36]" table:style-name="ce7">
            <text:p>16,3</text:p>
          </table:table-cell>
          <table:table-cell table:number-columns-repeated="16374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date-style style:name="N37P0">
      <number:day/>
      <number:text>/</number:text>
      <number:month/>
    </number:date-style>
    <number:text-style style:name="N37">
      <number:text-content/>
      <style:map style:condition="value()&gt;=0" style:apply-style-name="N37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28T17:41:38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3:.$B$35" chart:class="chart:scatter" chart:attached-axis="primary-y" chart:style-name="G0S0">
            <chart:domain table:cell-range-address="Casi_totali.$A$3:.$A$35"/>
            <chart:data-point chart:repeated="33"/>
          </chart:series>
          <chart:series chart:label-cell-address="Casi_totali.$C$1" chart:values-cell-range-address="Casi_totali.$C$3:.$C$35" chart:class="chart:scatter" chart:attached-axis="primary-y" chart:style-name="G0S1">
            <chart:domain table:cell-range-address="Casi_totali.$A$3:.$A$35"/>
            <chart:data-point chart:repeated="33"/>
          </chart:series>
          <chart:series chart:label-cell-address="Casi_totali.$D$1" chart:values-cell-range-address="Casi_totali.$D$3:.$D$35" chart:class="chart:scatter" chart:attached-axis="primary-y" chart:style-name="G0S2">
            <chart:domain table:cell-range-address="Casi_totali.$A$3:.$A$35"/>
            <chart:data-point chart:repeated="33"/>
          </chart:series>
          <chart:series chart:label-cell-address="Casi_totali.$E$1" chart:values-cell-range-address="Casi_totali.$E$3:.$E$35" chart:class="chart:scatter" chart:attached-axis="primary-y" chart:style-name="G0S3">
            <chart:domain table:cell-range-address="Casi_totali.$A$3:.$A$35"/>
            <chart:data-point chart:repeated="3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3:.$C$40" chart:class="chart:scatter" chart:attached-axis="primary-y" chart:style-name="G0S0">
            <chart:domain table:cell-range-address="Ospedalizzati.$A$3:.$A$40"/>
            <chart:data-point chart:repeated="38"/>
          </chart:series>
          <chart:series chart:label-cell-address="Ospedalizzati.$D$1" chart:values-cell-range-address="Ospedalizzati.$D$3:.$D$40" chart:class="chart:scatter" chart:attached-axis="primary-y" chart:style-name="G0S1">
            <chart:domain table:cell-range-address="Ospedalizzati.$A$3:.$A$40"/>
            <chart:data-point chart:repeated="38"/>
          </chart:series>
          <chart:series chart:label-cell-address="Ospedalizzati.$E$1" chart:values-cell-range-address="Ospedalizzati.$E$3:.$E$40" chart:class="chart:scatter" chart:attached-axis="primary-y" chart:style-name="G0S2">
            <chart:domain table:cell-range-address="Ospedalizzati.$A$3:.$A$40"/>
            <chart:data-point chart:repeated="3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3:.$B$37" chart:class="chart:scatter" chart:attached-axis="primary-y" chart:style-name="G0S0">
            <chart:domain table:cell-range-address="Quarantena.$A$3:.$A$37"/>
            <chart:data-point chart:repeated="35"/>
          </chart:series>
          <chart:series chart:label-cell-address="Quarantena.$C$1" chart:values-cell-range-address="Quarantena.$C$3:.$C$37" chart:class="chart:scatter" chart:attached-axis="primary-y" chart:style-name="G0S1">
            <chart:domain table:cell-range-address="Quarantena.$A$3:.$A$37"/>
            <chart:data-point chart:repeated="35"/>
          </chart:series>
          <chart:series chart:label-cell-address="Quarantena.$D$1" chart:values-cell-range-address="Quarantena.$D$3:.$D$37" chart:class="chart:scatter" chart:attached-axis="primary-y" chart:style-name="G0S2">
            <chart:domain table:cell-range-address="Quarantena.$A$3:.$A$37"/>
            <chart:data-point chart:repeated="35"/>
          </chart:series>
          <chart:series chart:label-cell-address="Quarantena.$E$1" chart:values-cell-range-address="Quarantena.$E$3:.$E$37" chart:class="chart:scatter" chart:attached-axis="primary-y" chart:style-name="G0S3">
            <chart:domain table:cell-range-address="Quarantena.$A$3:.$A$37"/>
            <chart:data-point chart:repeated="35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3:.$C$39" chart:class="chart:scatter" chart:attached-axis="primary-y" chart:style-name="G0S0">
            <chart:domain table:cell-range-address="Quarantena.$A$3:.$A$39"/>
            <chart:data-point chart:repeated="37"/>
          </chart:series>
          <chart:series chart:label-cell-address="Quarantena.$D$1" chart:values-cell-range-address="Quarantena.$D$3:.$D$39" chart:class="chart:scatter" chart:attached-axis="primary-y" chart:style-name="G0S1">
            <chart:domain table:cell-range-address="Quarantena.$A$3:.$A$39"/>
            <chart:data-point chart:repeated="37"/>
          </chart:series>
          <chart:series chart:label-cell-address="Quarantena.$E$1" chart:values-cell-range-address="Quarantena.$E$3:.$E$39" chart:class="chart:scatter" chart:attached-axis="primary-y" chart:style-name="G0S2">
            <chart:domain table:cell-range-address="Quarantena.$A$3:.$A$39"/>
            <chart:data-point chart:repeated="3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3:.$B$38" chart:class="chart:scatter" chart:attached-axis="primary-y" chart:style-name="G0S0">
            <chart:domain table:cell-range-address="Positivi.$A$3:.$A$38"/>
            <chart:data-point chart:repeated="36"/>
          </chart:series>
          <chart:series chart:label-cell-address="Positivi.$C$1" chart:values-cell-range-address="Positivi.$C$3:.$C$38" chart:class="chart:scatter" chart:attached-axis="primary-y" chart:style-name="G0S1">
            <chart:domain table:cell-range-address="Positivi.$A$3:.$A$38"/>
            <chart:data-point chart:repeated="36"/>
          </chart:series>
          <chart:series chart:label-cell-address="Positivi.$D$1" chart:values-cell-range-address="Positivi.$D$3:.$D$38" chart:class="chart:scatter" chart:attached-axis="primary-y" chart:style-name="G0S2">
            <chart:domain table:cell-range-address="Positivi.$A$3:.$A$38"/>
            <chart:data-point chart:repeated="36"/>
          </chart:series>
          <chart:series chart:label-cell-address="Positivi.$E$1" chart:values-cell-range-address="Positivi.$E$3:.$E$38" chart:class="chart:scatter" chart:attached-axis="primary-y" chart:style-name="G0S3">
            <chart:domain table:cell-range-address="Positivi.$A$3:.$A$38"/>
            <chart:data-point chart:repeated="36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3:.$C$38" chart:class="chart:scatter" chart:attached-axis="primary-y" chart:style-name="G0S0">
            <chart:domain table:cell-range-address="Positivi.$A$3:.$A$38"/>
            <chart:data-point chart:repeated="36"/>
          </chart:series>
          <chart:series chart:label-cell-address="Positivi.$D$1" chart:values-cell-range-address="Positivi.$D$3:.$D$38" chart:class="chart:scatter" chart:attached-axis="primary-y" chart:style-name="G0S1">
            <chart:domain table:cell-range-address="Positivi.$A$3:.$A$38"/>
            <chart:data-point chart:repeated="36"/>
          </chart:series>
          <chart:series chart:label-cell-address="Positivi.$E$1" chart:values-cell-range-address="Positivi.$E$3:.$E$38" chart:class="chart:scatter" chart:attached-axis="primary-y" chart:style-name="G0S2">
            <chart:domain table:cell-range-address="Positivi.$A$3:.$A$38"/>
            <chart:data-point chart:repeated="3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1002362204725pt" svg:width="452.7pt" chart:style-name="Crt0">
        <chart:title chart:style-name="CT00">
          <text:p text:style-name="a0" text:class-names="" text:cond-style-name="">log Positiv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ositivi.$B$3:.$B$37" chart:class="chart:scatter" chart:attached-axis="primary-y" chart:style-name="G0S0">
            <chart:domain table:cell-range-address="Positivi.$A$3:.$A$37"/>
            <chart:data-point chart:repeated="35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B$1" chart:values-cell-range-address="Tamponi.$B$3:.$B$41" chart:class="chart:scatter" chart:attached-axis="primary-y" chart:style-name="G0S0">
            <chart:domain table:cell-range-address="Tampon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d1 tampon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amponi.$C$3:.$C$39" chart:class="chart:scatter" chart:attached-axis="primary-y" chart:style-name="G0S0">
            <chart:domain table:cell-range-address="Tamponi.$A$3:.$A$39"/>
            <chart:data-point chart:repeated="37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/casi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G$1" chart:values-cell-range-address="Tamponi.$G$3:.$G$41" chart:class="chart:scatter" chart:attached-axis="primary-y" chart:style-name="G0S0">
            <chart:domain table:cell-range-address="Tamponi.$A$3:.$A$41"/>
            <chart:data-point chart:repeated="39"/>
          </chart:series>
          <chart:series chart:label-cell-address="Tamponi.$H$1" chart:values-cell-range-address="Tamponi.$H$3:.$H$41" chart:class="chart:scatter" chart:attached-axis="primary-y" chart:style-name="G0S1">
            <chart:domain table:cell-range-address="Tampon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number:number-style style:name="N40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4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asi/ tamponi %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I$1" chart:values-cell-range-address="Tamponi.$I$3:.$I$39" chart:class="chart:scatter" chart:attached-axis="primary-y" chart:style-name="G0S0">
            <chart:domain table:cell-range-address="Tamponi.$A$3:.$A$39"/>
            <chart:data-point chart:repeated="37"/>
          </chart:series>
          <chart:series chart:label-cell-address="Tamponi.$J$1" chart:values-cell-range-address="Tamponi.$J$2:.$J$39" chart:class="chart:scatter" chart:attached-axis="primary-y" chart:style-name="G0S1">
            <chart:domain table:cell-range-address="Tamponi.$A$2:.$A$39"/>
            <chart:data-point chart:repeated="3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3:.$C$37" chart:class="chart:scatter" chart:attached-axis="primary-y" chart:style-name="G0S0">
            <chart:domain table:cell-range-address="Casi_totali.$A$3:.$A$37"/>
            <chart:data-point chart:repeated="35"/>
          </chart:series>
          <chart:series chart:label-cell-address="Casi_totali.$D$1" chart:values-cell-range-address="Casi_totali.$D$3:.$D$37" chart:class="chart:scatter" chart:attached-axis="primary-y" chart:style-name="G0S1">
            <chart:domain table:cell-range-address="Casi_totali.$A$3:.$A$37"/>
            <chart:data-point chart:repeated="35"/>
          </chart:series>
          <chart:series chart:label-cell-address="Casi_totali.$E$1" chart:values-cell-range-address="Casi_totali.$E$3:.$E$37" chart:class="chart:scatter" chart:attached-axis="primary-y" chart:style-name="G0S2">
            <chart:domain table:cell-range-address="Casi_totali.$A$3:.$A$37"/>
            <chart:data-point chart:repeated="3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otale_casi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Casi_totali.$B$1" chart:values-cell-range-address="Casi_totali.$B$3:.$B$41" chart:class="chart:scatter" chart:attached-axis="primary-y" chart:style-name="G0S0">
            <chart:domain table:cell-range-address="Casi_total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44" chart:class="chart:scatter" chart:attached-axis="primary-y" chart:style-name="G0S0">
            <chart:domain table:cell-range-address="Terapia_inten.$A$3:.$A$44"/>
            <chart:data-point chart:repeated="42"/>
          </chart:series>
          <chart:series chart:label-cell-address="Terapia_inten.$C$1" chart:values-cell-range-address="Terapia_inten.$C$2:.$C$41" chart:class="chart:scatter" chart:attached-axis="primary-y" chart:style-name="G0S1">
            <chart:domain table:cell-range-address="Terapia_inten.$A$2:.$A$41"/>
            <chart:data-point chart:repeated="40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41" chart:class="chart:scatter" chart:attached-axis="primary-y" chart:style-name="G0S3">
            <chart:domain table:cell-range-address="Terapia_inten.$A$2:.$A$41"/>
            <chart:data-point chart:repeated="4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3:.$B$39" chart:class="chart:scatter" chart:attached-axis="primary-y" chart:style-name="G0S0">
            <chart:domain table:cell-range-address="Guariti.$A$3:.$A$39"/>
            <chart:data-point chart:repeated="37"/>
          </chart:series>
          <chart:series chart:label-cell-address="Guariti.$C$1" chart:values-cell-range-address="Guariti.$C$3:.$C$39" chart:class="chart:scatter" chart:attached-axis="primary-y" chart:style-name="G0S1">
            <chart:domain table:cell-range-address="Guariti.$A$3:.$A$39"/>
            <chart:data-point chart:repeated="37"/>
          </chart:series>
          <chart:series chart:label-cell-address="Guariti.$D$1" chart:values-cell-range-address="Guariti.$D$3:.$D$39" chart:class="chart:scatter" chart:attached-axis="primary-y" chart:style-name="G0S2">
            <chart:domain table:cell-range-address="Guariti.$A$3:.$A$39"/>
            <chart:data-point chart:repeated="37"/>
          </chart:series>
          <chart:series chart:label-cell-address="Guariti.$E$1" chart:values-cell-range-address="Guariti.$E$3:.$E$39" chart:class="chart:scatter" chart:attached-axis="primary-y" chart:style-name="G0S3">
            <chart:domain table:cell-range-address="Guariti.$A$3:.$A$39"/>
            <chart:data-point chart:repeated="3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3:.$C$40" chart:class="chart:scatter" chart:attached-axis="primary-y" chart:style-name="G0S0">
            <chart:domain table:cell-range-address="Guariti.$A$3:.$A$40"/>
            <chart:data-point chart:repeated="38"/>
          </chart:series>
          <chart:series chart:label-cell-address="Guariti.$D$1" chart:values-cell-range-address="Guariti.$D$3:.$D$40" chart:class="chart:scatter" chart:attached-axis="primary-y" chart:style-name="G0S1">
            <chart:domain table:cell-range-address="Guariti.$A$3:.$A$40"/>
            <chart:data-point chart:repeated="38"/>
          </chart:series>
          <chart:series chart:label-cell-address="Guariti.$E$1" chart:values-cell-range-address="Guariti.$E$3:.$E$40" chart:class="chart:scatter" chart:attached-axis="primary-y" chart:style-name="G0S2">
            <chart:domain table:cell-range-address="Guariti.$A$3:.$A$40"/>
            <chart:data-point chart:repeated="3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3:.$C$41" chart:class="chart:scatter" chart:attached-axis="primary-y" chart:style-name="G0S0">
            <chart:domain table:cell-range-address="Deceduti.$A$3:.$A$41"/>
            <chart:data-point chart:repeated="39"/>
          </chart:series>
          <chart:series chart:label-cell-address="Deceduti.$D$1" chart:values-cell-range-address="Deceduti.$D$3:.$D$41" chart:class="chart:scatter" chart:attached-axis="primary-y" chart:style-name="G0S1">
            <chart:domain table:cell-range-address="Deceduti.$A$3:.$A$41"/>
            <chart:data-point chart:repeated="39"/>
          </chart:series>
          <chart:series chart:label-cell-address="Deceduti.$E$1" chart:values-cell-range-address="Deceduti.$E$3:.$E$41" chart:class="chart:scatter" chart:attached-axis="primary-y" chart:style-name="G0S2">
            <chart:domain table:cell-range-address="Decedut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20472440945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3:.$B$40" chart:class="chart:scatter" chart:attached-axis="primary-y" chart:style-name="G0S0">
            <chart:domain table:cell-range-address="Deceduti.$A$3:.$A$40"/>
            <chart:data-point chart:repeated="38"/>
          </chart:series>
          <chart:series chart:label-cell-address="Deceduti.$C$1" chart:values-cell-range-address="Deceduti.$C$3:.$C$40" chart:class="chart:scatter" chart:attached-axis="primary-y" chart:style-name="G0S1">
            <chart:domain table:cell-range-address="Deceduti.$A$3:.$A$40"/>
            <chart:data-point chart:repeated="38"/>
          </chart:series>
          <chart:series chart:label-cell-address="Deceduti.$D$1" chart:values-cell-range-address="Deceduti.$D$3:.$D$40" chart:class="chart:scatter" chart:attached-axis="primary-y" chart:style-name="G0S2">
            <chart:domain table:cell-range-address="Deceduti.$A$3:.$A$40"/>
            <chart:data-point chart:repeated="38"/>
          </chart:series>
          <chart:series chart:label-cell-address="Deceduti.$E$1" chart:values-cell-range-address="Deceduti.$E$3:.$E$40" chart:class="chart:scatter" chart:attached-axis="primary-y" chart:style-name="G0S3">
            <chart:domain table:cell-range-address="Deceduti.$A$3:.$A$40"/>
            <chart:data-point chart:repeated="3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9P0">
      <number:day/>
      <number:text>/</number:text>
      <number:month/>
    </number:date-style>
    <number:text-style style:name="N39">
      <number:text-content/>
      <style:map style:condition="value()&gt;=0" style:apply-style-name="N39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3:.$B$41" chart:class="chart:scatter" chart:attached-axis="primary-y" chart:style-name="G0S0">
            <chart:domain table:cell-range-address="Ospedalizzati.$A$3:.$A$41"/>
            <chart:data-point chart:repeated="39"/>
          </chart:series>
          <chart:series chart:label-cell-address="Ospedalizzati.$C$1" chart:values-cell-range-address="Ospedalizzati.$C$3:.$C$41" chart:class="chart:scatter" chart:attached-axis="primary-y" chart:style-name="G0S1">
            <chart:domain table:cell-range-address="Ospedalizzati.$A$3:.$A$41"/>
            <chart:data-point chart:repeated="39"/>
          </chart:series>
          <chart:series chart:label-cell-address="Ospedalizzati.$D$1" chart:values-cell-range-address="Ospedalizzati.$D$3:.$D$41" chart:class="chart:scatter" chart:attached-axis="primary-y" chart:style-name="G0S2">
            <chart:domain table:cell-range-address="Ospedalizzati.$A$3:.$A$41"/>
            <chart:data-point chart:repeated="39"/>
          </chart:series>
          <chart:series chart:label-cell-address="Ospedalizzati.$E$1" chart:values-cell-range-address="Ospedalizzati.$E$3:.$E$41" chart:class="chart:scatter" chart:attached-axis="primary-y" chart:style-name="G0S3">
            <chart:domain table:cell-range-address="Ospedalizzat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